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0 deg lat 90 deg long Non-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08287091246" calcext:value-type="float">
            <text:p>2.07908287091246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08287091246" calcext:value-type="float">
            <text:p>2.0790828709124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7908427372406" calcext:value-type="float">
            <text:p>2.07908427372406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7908427372406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395.40046718607" calcext:value-type="float">
            <text:p>3395.400467186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395.40046718607" calcext:value-type="float">
            <text:p>3395.400467186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1.27829412139837E-019" calcext:value-type="float">
            <text:p>-1.27829412139837E-019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1.27829412139837E-019" calcext:value-type="float">
            <text:p>1.28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43837312253339E-018" calcext:value-type="float">
            <text:p>1.43837312253339E-01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43837312253339E-018" calcext:value-type="float">
            <text:p>-1.44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467299010618753" calcext:value-type="float">
            <text:p>0.00467299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467299010618753" calcext:value-type="float">
            <text:p>0.004672990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1.15214055035853E-018" calcext:value-type="float">
            <text:p>-1.15214055035853E-01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1.15214055035853E-018" calcext:value-type="float">
            <text:p>1.15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427372406" calcext:value-type="float">
            <text:p>2.07908427372406E-013</text:p>
          </table:table-cell>
          <table:table-cell/>
          <table:table-cell table:style-name="ce3" office:value-type="float" office:value="0.999999325274295" calcext:value-type="float">
            <text:p>0.9999993253</text:p>
          </table:table-cell>
          <table:table-cell table:style-name="ce3" office:value-type="float" office:value="-1.40281160275539E-019" calcext:value-type="float">
            <text:p>-1.40281160275539E-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7908435664413" calcext:value-type="float">
            <text:p>2.07908435664413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7908435664413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136424205265939" calcext:value-type="float">
            <text:p>-1.36424205265939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395.40046718607" calcext:value-type="float">
            <text:p>3395.400467186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27829412139837E-019" calcext:value-type="float">
            <text:p>-1.27829412139837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1.27829412139837E-019" calcext:value-type="float">
            <text:p>1.27829412139837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7.54593104594411E-020" calcext:value-type="float">
            <text:p>-7.54593104594411E-020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7.54593104594411E-020" calcext:value-type="float">
            <text:p>7.55E-02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43837312253339E-018" calcext:value-type="float">
            <text:p>1.43837312253339E-0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43837312253339E-018" calcext:value-type="float">
            <text:p>-1.43837312253339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06466290458197E-018" calcext:value-type="float">
            <text:p>1.06466290458197E-01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06466290458197E-018" calcext:value-type="float">
            <text:p>-1.06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467299010618752" calcext:value-type="float">
            <text:p>0.00467299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467299010618752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15214055035853E-018" calcext:value-type="float">
            <text:p>-1.15214055035853E-01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1.15214055035853E-018" calcext:value-type="float">
            <text:p>1.15214055035853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7.43538112000861E-019" calcext:value-type="float">
            <text:p>-7.43538112000861E-019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7.43538112000861E-019" calcext:value-type="float">
            <text:p>7.44E-01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435664413" calcext:value-type="float">
            <text:p>2.07908435664413E-013</text:p>
          </table:table-cell>
          <table:table-cell/>
          <table:table-cell table:style-name="ce3" office:value-type="float" office:value="0.999999285391347" calcext:value-type="float">
            <text:p>0.9999992854</text:p>
          </table:table-cell>
          <table:table-cell table:style-name="ce3" office:value-type="float" office:value="-1.4857316712199E-019" calcext:value-type="float">
            <text:p>-1.4857316712199E-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7908435664413" calcext:value-type="float">
            <text:p>2.07908435664413E-013</text:p>
          </table:table-cell>
          <table:table-cell/>
          <table:table-cell table:style-name="ce4" table:formula="of:=[.F21]" office:value-type="float" office:value="0.000000000000207908427372406" calcext:value-type="float">
            <text:p>2.07908427372406E-013</text:p>
          </table:table-cell>
          <table:table-cell/>
          <table:table-cell table:formula="of:=[.M33]/[.O33]" office:value-type="float" office:value="1.00000003988298" calcext:value-type="float">
            <text:p>1.0000000399</text:p>
          </table:table-cell>
          <table:table-cell table:formula="of:=[.M33]-[.O33]" office:value-type="float" office:value="8.29200702315569E-021" calcext:value-type="float">
            <text:p>8.29E-021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395.40046718607" calcext:value-type="float">
            <text:p>3395.4004671861</text:p>
          </table:table-cell>
          <table:table-cell/>
          <table:table-cell table:style-name="ce4" table:formula="of:=[.F22]" office:value-type="float" office:value="3395.40046718607" calcext:value-type="float">
            <text:p>3395.4004671861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7.54593104594411E-020" calcext:value-type="float">
            <text:p>-7.54593104594411E-020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7.54593104594411E-020" calcext:value-type="float">
            <text:p>7.54593104594411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7.54593104594411E-020" calcext:value-type="float">
            <text:p>-7.54593104594411E-020</text:p>
          </table:table-cell>
          <table:table-cell/>
          <table:table-cell table:style-name="ce4" table:formula="of:=[.F23]" office:value-type="float" office:value="-1.27829412139837E-019" calcext:value-type="float">
            <text:p>-1.27829412139837E-019</text:p>
          </table:table-cell>
          <table:table-cell/>
          <table:table-cell table:formula="of:=[.M35]/[.O35]" office:value-type="float" office:value="0.590312582967162" calcext:value-type="float">
            <text:p>0.590312583</text:p>
          </table:table-cell>
          <table:table-cell table:formula="of:=[.M35]-[.O35]" office:value-type="float" office:value="5.23701016803959E-020" calcext:value-type="float">
            <text:p>5.24E-02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06466290458197E-018" calcext:value-type="float">
            <text:p>1.06466290458197E-0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06466290458197E-018" calcext:value-type="float">
            <text:p>-1.06466290458197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06466290458197E-018" calcext:value-type="float">
            <text:p>1.06466290458197E-018</text:p>
          </table:table-cell>
          <table:table-cell/>
          <table:table-cell table:style-name="ce4" table:formula="of:=[.F24]" office:value-type="float" office:value="1.43837312253339E-018" calcext:value-type="float">
            <text:p>1.43837312253339E-018</text:p>
          </table:table-cell>
          <table:table-cell/>
          <table:table-cell table:formula="of:=[.M36]/[.O36]" office:value-type="float" office:value="0.740185483101069" calcext:value-type="float">
            <text:p>0.7401854831</text:p>
          </table:table-cell>
          <table:table-cell table:formula="of:=[.M36]-[.O36]" office:value-type="float" office:value="-3.7371021795142E-019" calcext:value-type="float">
            <text:p>-3.74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12757025938492E-017" calcext:value-type="float">
            <text:p>1.12757025938492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467299010618752" calcext:value-type="float">
            <text:p>0.0046729901</text:p>
          </table:table-cell>
          <table:table-cell/>
          <table:table-cell table:style-name="ce4" table:formula="of:=[.F25]" office:value-type="float" office:value="0.00467299010618753" calcext:value-type="float">
            <text:p>0.0046729901</text:p>
          </table:table-cell>
          <table:table-cell/>
          <table:table-cell table:formula="of:=[.M37]/[.O37]" office:value-type="float" office:value="0.999999999999998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7.43538112000861E-019" calcext:value-type="float">
            <text:p>-7.43538112000861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7.43538112000861E-019" calcext:value-type="float">
            <text:p>7.43538112000861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7.43538112000861E-019" calcext:value-type="float">
            <text:p>-7.43538112000861E-019</text:p>
          </table:table-cell>
          <table:table-cell/>
          <table:table-cell table:style-name="ce4" table:formula="of:=[.F26]" office:value-type="float" office:value="-1.15214055035853E-018" calcext:value-type="float">
            <text:p>-1.15214055035853E-018</text:p>
          </table:table-cell>
          <table:table-cell/>
          <table:table-cell table:formula="of:=[.M38]/[.O38]" office:value-type="float" office:value="0.645353652182004" calcext:value-type="float">
            <text:p>0.6453536522</text:p>
          </table:table-cell>
          <table:table-cell table:formula="of:=[.M38]-[.O38]" office:value-type="float" office:value="4.08602438357669E-019" calcext:value-type="float">
            <text:p>4.09E-01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08287091246" calcext:value-type="float">
            <text:p>2.07908287091246E-013</text:p>
          </table:table-cell>
          <table:table-cell/>
          <table:table-cell table:style-name="ce3" office:value-type="float" office:value="0.000000000000207908433812651" calcext:value-type="float">
            <text:p>2.07908433812651E-013</text:p>
          </table:table-cell>
          <table:table-cell/>
          <table:table-cell table:style-name="ce3" office:value-type="float" office:value="0.999999294297964" calcext:value-type="float">
            <text:p>0.9999992943</text:p>
          </table:table-cell>
          <table:table-cell table:style-name="ce3" office:value-type="float" office:value="-1.46721405054763E-019" calcext:value-type="float">
            <text:p>-1.46721405054763E-01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7908433812651" calcext:value-type="float">
            <text:p>2.07908433812651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7908433812651" calcext:value-type="float">
            <text:p>-2.08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395.40046718607" calcext:value-type="float">
            <text:p>3395.400467186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395.40046718607" calcext:value-type="float">
            <text:p>-3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1.78131565179351E-019" calcext:value-type="float">
            <text:p>-1.78131565179351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1.78131565179351E-019" calcext:value-type="float">
            <text:p>1.78131565179351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1.78131565179351E-019" calcext:value-type="float">
            <text:p>-1.78131565179351E-019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1.78131565179351E-019" calcext:value-type="float">
            <text:p>1.78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30324977549338E-018" calcext:value-type="float">
            <text:p>1.30324977549338E-01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30324977549338E-018" calcext:value-type="float">
            <text:p>-1.30324977549338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0324977549338E-018" calcext:value-type="float">
            <text:p>1.30324977549338E-018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0324977549338E-018" calcext:value-type="float">
            <text:p>-1.30E-01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67361737988404E-019" calcext:value-type="float">
            <text:p>8.67361737988404E-01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467299010618753" calcext:value-type="float">
            <text:p>0.00467299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467299010618753" calcext:value-type="float">
            <text:p>-4.67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67569657686611E-018" calcext:value-type="float">
            <text:p>-1.67569657686611E-01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1.67569657686611E-018" calcext:value-type="float">
            <text:p>1.67569657686611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1.67569657686611E-018" calcext:value-type="float">
            <text:p>-1.67569657686611E-018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1.67569657686611E-018" calcext:value-type="float">
            <text:p>1.68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7908433812651" calcext:value-type="float">
            <text:p>2.07908433812651E-013</text:p>
          </table:table-cell>
          <table:table-cell/>
          <table:table-cell table:style-name="ce4" table:formula="of:=[.F33]" office:value-type="float" office:value="0.000000000000207908435664413" calcext:value-type="float">
            <text:p>2.07908435664413E-013</text:p>
          </table:table-cell>
          <table:table-cell/>
          <table:table-cell table:formula="of:=[.M57]/[.O57]" office:value-type="float" office:value="0.999999991093377" calcext:value-type="float">
            <text:p>0.9999999911</text:p>
          </table:table-cell>
          <table:table-cell table:formula="of:=[.M57]-[.O57]" office:value-type="float" office:value="-1.85176201673977E-021" calcext:value-type="float">
            <text:p>-1.85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95.40046718607" calcext:value-type="float">
            <text:p>3395.4004671861</text:p>
          </table:table-cell>
          <table:table-cell/>
          <table:table-cell table:style-name="ce4" table:formula="of:=[.F34]" office:value-type="float" office:value="3395.40046718607" calcext:value-type="float">
            <text:p>3395.4004671861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78131565179351E-019" calcext:value-type="float">
            <text:p>-1.78131565179351E-019</text:p>
          </table:table-cell>
          <table:table-cell/>
          <table:table-cell table:style-name="ce4" table:formula="of:=[.F35]" office:value-type="float" office:value="-7.54593104594411E-020" calcext:value-type="float">
            <text:p>-7.54593104594411E-020</text:p>
          </table:table-cell>
          <table:table-cell/>
          <table:table-cell table:formula="of:=[.M59]/[.O59]" office:value-type="float" office:value="2.36063070408118" calcext:value-type="float">
            <text:p>2.3606307041</text:p>
          </table:table-cell>
          <table:table-cell table:formula="of:=[.M59]-[.O59]" office:value-type="float" office:value="-1.0267225471991E-019" calcext:value-type="float">
            <text:p>-1.03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0324977549338E-018" calcext:value-type="float">
            <text:p>1.30324977549338E-018</text:p>
          </table:table-cell>
          <table:table-cell/>
          <table:table-cell table:style-name="ce4" table:formula="of:=[.F36]" office:value-type="float" office:value="1.06466290458197E-018" calcext:value-type="float">
            <text:p>1.06466290458197E-018</text:p>
          </table:table-cell>
          <table:table-cell/>
          <table:table-cell table:formula="of:=[.M60]/[.O60]" office:value-type="float" office:value="1.22409616216044" calcext:value-type="float">
            <text:p>1.2240961622</text:p>
          </table:table-cell>
          <table:table-cell table:formula="of:=[.M60]-[.O60]" office:value-type="float" office:value="2.3858687091141E-019" calcext:value-type="float">
            <text:p>2.39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467299010618753" calcext:value-type="float">
            <text:p>0.0046729901</text:p>
          </table:table-cell>
          <table:table-cell/>
          <table:table-cell table:style-name="ce4" table:formula="of:=[.F37]" office:value-type="float" office:value="0.00467299010618752" calcext:value-type="float">
            <text:p>0.004672990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67569657686611E-018" calcext:value-type="float">
            <text:p>-1.67569657686611E-018</text:p>
          </table:table-cell>
          <table:table-cell/>
          <table:table-cell table:style-name="ce4" table:formula="of:=[.F38]" office:value-type="float" office:value="-7.43538112000861E-019" calcext:value-type="float">
            <text:p>-7.43538112000861E-019</text:p>
          </table:table-cell>
          <table:table-cell/>
          <table:table-cell table:formula="of:=[.M62]/[.O62]" office:value-type="float" office:value="2.2536794682344" calcext:value-type="float">
            <text:p>2.2536794682</text:p>
          </table:table-cell>
          <table:table-cell table:formula="of:=[.M62]-[.O62]" office:value-type="float" office:value="-9.32158464865249E-019" calcext:value-type="float">
            <text:p>-9.32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7908433812651" calcext:value-type="float">
            <text:p>2.07908433812651E-013</text:p>
          </table:table-cell>
          <table:table-cell/>
          <table:table-cell table:style-name="ce4" table:formula="of:=[.F21]" office:value-type="float" office:value="0.000000000000207908427372406" calcext:value-type="float">
            <text:p>2.07908427372406E-013</text:p>
          </table:table-cell>
          <table:table-cell/>
          <table:table-cell table:formula="of:=[.M69]/[.O69]" office:value-type="float" office:value="1.00000003097635" calcext:value-type="float">
            <text:p>1.000000031</text:p>
          </table:table-cell>
          <table:table-cell table:formula="of:=[.M69]-[.O69]" office:value-type="float" office:value="6.44024500641592E-021" calcext:value-type="float">
            <text:p>6.44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395.40046718607" calcext:value-type="float">
            <text:p>3395.4004671861</text:p>
          </table:table-cell>
          <table:table-cell/>
          <table:table-cell table:style-name="ce4" table:formula="of:=[.F22]" office:value-type="float" office:value="3395.40046718607" calcext:value-type="float">
            <text:p>3395.4004671861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1.78131565179351E-019" calcext:value-type="float">
            <text:p>-1.78131565179351E-019</text:p>
          </table:table-cell>
          <table:table-cell/>
          <table:table-cell table:style-name="ce4" table:formula="of:=[.F23]" office:value-type="float" office:value="-1.27829412139837E-019" calcext:value-type="float">
            <text:p>-1.27829412139837E-019</text:p>
          </table:table-cell>
          <table:table-cell/>
          <table:table-cell table:formula="of:=[.M71]/[.O71]" office:value-type="float" office:value="1.39351000835775" calcext:value-type="float">
            <text:p>1.3935100084</text:p>
          </table:table-cell>
          <table:table-cell table:formula="of:=[.M71]-[.O71]" office:value-type="float" office:value="-5.0302153039514E-020" calcext:value-type="float">
            <text:p>-5.03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0324977549338E-018" calcext:value-type="float">
            <text:p>1.30324977549338E-018</text:p>
          </table:table-cell>
          <table:table-cell/>
          <table:table-cell table:style-name="ce4" table:formula="of:=[.F24]" office:value-type="float" office:value="1.43837312253339E-018" calcext:value-type="float">
            <text:p>1.43837312253339E-018</text:p>
          </table:table-cell>
          <table:table-cell/>
          <table:table-cell table:formula="of:=[.M72]/[.O72]" office:value-type="float" office:value="0.906058209150892" calcext:value-type="float">
            <text:p>0.9060582092</text:p>
          </table:table-cell>
          <table:table-cell table:formula="of:=[.M72]-[.O72]" office:value-type="float" office:value="-1.3512334704001E-019" calcext:value-type="float">
            <text:p>-1.35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467299010618753" calcext:value-type="float">
            <text:p>0.0046729901</text:p>
          </table:table-cell>
          <table:table-cell/>
          <table:table-cell table:style-name="ce4" table:formula="of:=[.F25]" office:value-type="float" office:value="0.00467299010618753" calcext:value-type="float">
            <text:p>0.004672990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1.67569657686611E-018" calcext:value-type="float">
            <text:p>-1.67569657686611E-018</text:p>
          </table:table-cell>
          <table:table-cell/>
          <table:table-cell table:style-name="ce4" table:formula="of:=[.F26]" office:value-type="float" office:value="-1.15214055035853E-018" calcext:value-type="float">
            <text:p>-1.15214055035853E-018</text:p>
          </table:table-cell>
          <table:table-cell/>
          <table:table-cell table:formula="of:=[.M74]/[.O74]" office:value-type="float" office:value="1.45442027567267" calcext:value-type="float">
            <text:p>1.4544202757</text:p>
          </table:table-cell>
          <table:table-cell table:formula="of:=[.M74]-[.O74]" office:value-type="float" office:value="-5.2355602650758E-019" calcext:value-type="float">
            <text:p>-5.24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14530979116" calcext:value-type="float">
            <text:p>2.07914530979116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14530979116" calcext:value-type="float">
            <text:p>2.0791453097911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36044164950792" calcext:value-type="float">
            <text:p>2.36044164950792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36044164950792" calcext:value-type="float">
            <text:p>-2.36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83.03808524823" calcext:value-type="float">
            <text:p>3483.038085248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798974761" calcext:value-type="float">
            <text:p>3483.037989747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83.03798974761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.84055595529892E-034" calcext:value-type="float">
            <text:p>3.84055595529892E-034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.84055595529892E-034" calcext:value-type="float">
            <text:p>3.84055595529892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300845397633497" calcext:value-type="float">
            <text:p>-3.00845397633497E-014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000300845397633497" calcext:value-type="float">
            <text:p>3.01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5.72571877767642E-019" calcext:value-type="float">
            <text:p>5.72571877767642E-019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5.72571877767642E-019" calcext:value-type="float">
            <text:p>5.72571877767642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8.36598228408013E-016" calcext:value-type="float">
            <text:p>8.36598228408013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8.36598228408013E-016" calcext:value-type="float">
            <text:p>-8.3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63020175996279" calcext:value-type="float">
            <text:p>2.6302017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33252211" calcext:value-type="float">
            <text:p>2.630203325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6302033252211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3.52878517735301E-035" calcext:value-type="float">
            <text:p>3.52878517735301E-03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3.52878517735301E-035" calcext:value-type="float">
            <text:p>3.52878517735301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9.46329905588071E-016" calcext:value-type="float">
            <text:p>-9.46329905588071E-016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9.46329905588071E-016" calcext:value-type="float">
            <text:p>9.46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14530979116" calcext:value-type="float">
            <text:p>2.07914530979116E-013</text:p>
          </table:table-cell>
          <table:table-cell/>
          <table:table-cell table:style-name="ce3" office:value-type="float" office:value="0.000000000000236044164950792" calcext:value-type="float">
            <text:p>2.36044164950792E-013</text:p>
          </table:table-cell>
          <table:table-cell/>
          <table:table-cell table:style-name="ce3" office:value-type="float" office:value="0.880828937340859" calcext:value-type="float">
            <text:p>0.8808289373</text:p>
          </table:table-cell>
          <table:table-cell table:style-name="ce3" office:value-type="float" office:value="-0.0000000000000281296339716754" calcext:value-type="float">
            <text:p>-2.81296339716754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34030948586681" calcext:value-type="float">
            <text:p>2.34030948586681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34030948586681" calcext:value-type="float">
            <text:p>-2.34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798974761" calcext:value-type="float">
            <text:p>3483.0379897476</text:p>
          </table:table-cell>
          <table:table-cell/>
          <table:table-cell table:style-name="ce3" office:value-type="float" office:value="1.00000002741877" calcext:value-type="float">
            <text:p>1.0000000274</text:p>
          </table:table-cell>
          <table:table-cell table:style-name="ce3" office:value-type="float" office:value="0.0000955006280491943" calcext:value-type="float">
            <text:p>9.55006280491943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9304487" calcext:value-type="float">
            <text:p>3483.038093044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83.0380930448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.84055595529892E-034" calcext:value-type="float">
            <text:p>3.84055595529892E-034</text:p>
          </table:table-cell>
          <table:table-cell/>
          <table:table-cell table:style-name="ce3" office:value-type="float" office:value="-0.0000000000000300845397633497" calcext:value-type="float">
            <text:p>-3.00845397633497E-014</text:p>
          </table:table-cell>
          <table:table-cell/>
          <table:table-cell table:style-name="ce3" office:value-type="float" office:value="-1.27658790379026E-020" calcext:value-type="float">
            <text:p>-1.27658790379026E-020</text:p>
          </table:table-cell>
          <table:table-cell table:style-name="ce3" office:value-type="float" office:value="0.0000000000000300845397633497" calcext:value-type="float">
            <text:p>3.00845397633497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305377759624441" calcext:value-type="float">
            <text:p>-3.05377759624441E-014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000000305377759624441" calcext:value-type="float">
            <text:p>3.05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5.72571877767642E-019" calcext:value-type="float">
            <text:p>5.72571877767642E-019</text:p>
          </table:table-cell>
          <table:table-cell/>
          <table:table-cell table:style-name="ce3" office:value-type="float" office:value="8.36598228408013E-016" calcext:value-type="float">
            <text:p>8.36598228408013E-016</text:p>
          </table:table-cell>
          <table:table-cell/>
          <table:table-cell table:style-name="ce3" office:value-type="float" office:value="0.00068440484132653" calcext:value-type="float">
            <text:p>0.0006844048</text:p>
          </table:table-cell>
          <table:table-cell table:style-name="ce3" office:value-type="float" office:value="-8.36025656530245E-016" calcext:value-type="float">
            <text:p>-8.3602565653024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8.07036672324504E-016" calcext:value-type="float">
            <text:p>8.07036672324504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8.07036672324504E-016" calcext:value-type="float">
            <text:p>-8.0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33252211" calcext:value-type="float">
            <text:p>2.6302033252</text:p>
          </table:table-cell>
          <table:table-cell/>
          <table:table-cell table:style-name="ce3" office:value-type="float" office:value="0.999999404890756" calcext:value-type="float">
            <text:p>0.9999994049</text:p>
          </table:table-cell>
          <table:table-cell table:style-name="ce3" office:value-type="float" office:value="-0.00000156525831274124" calcext:value-type="float">
            <text:p>-1.56525831274124E-00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63234475" calcext:value-type="float">
            <text:p>2.630201632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63020163234475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52878517735301E-035" calcext:value-type="float">
            <text:p>3.52878517735301E-035</text:p>
          </table:table-cell>
          <table:table-cell/>
          <table:table-cell table:style-name="ce3" office:value-type="float" office:value="-9.46329905588071E-016" calcext:value-type="float">
            <text:p>-9.46329905588071E-016</text:p>
          </table:table-cell>
          <table:table-cell/>
          <table:table-cell table:style-name="ce3" office:value-type="float" office:value="-3.72891647671236E-020" calcext:value-type="float">
            <text:p>-3.72891647671236E-020</text:p>
          </table:table-cell>
          <table:table-cell table:style-name="ce3" office:value-type="float" office:value="9.46329905588071E-016" calcext:value-type="float">
            <text:p>9.4632990558807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8.70524070614546E-016" calcext:value-type="float">
            <text:p>-8.70524070614546E-016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8.70524070614546E-016" calcext:value-type="float">
            <text:p>8.7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14530979116" calcext:value-type="float">
            <text:p>2.07914530979116E-013</text:p>
          </table:table-cell>
          <table:table-cell/>
          <table:table-cell table:style-name="ce3" office:value-type="float" office:value="0.000000000000234030948586681" calcext:value-type="float">
            <text:p>2.34030948586681E-013</text:p>
          </table:table-cell>
          <table:table-cell/>
          <table:table-cell table:style-name="ce3" office:value-type="float" office:value="0.888406137028959" calcext:value-type="float">
            <text:p>0.888406137</text:p>
          </table:table-cell>
          <table:table-cell table:style-name="ce3" office:value-type="float" office:value="-0.000000000000026116417607565" calcext:value-type="float">
            <text:p>-2.6116417607565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34030948586681" calcext:value-type="float">
            <text:p>2.34030948586681E-013</text:p>
          </table:table-cell>
          <table:table-cell/>
          <table:table-cell table:style-name="ce4" table:formula="of:=[.F21]" office:value-type="float" office:value="0.000000000000236044164950792" calcext:value-type="float">
            <text:p>2.36044164950792E-013</text:p>
          </table:table-cell>
          <table:table-cell/>
          <table:table-cell table:formula="of:=[.M33]/[.O33]" office:value-type="float" office:value="0.991471018296382" calcext:value-type="float">
            <text:p>0.9914710183</text:p>
          </table:table-cell>
          <table:table-cell table:formula="of:=[.M33]-[.O33]" office:value-type="float" office:value="-2.01321636411102E-015" calcext:value-type="float">
            <text:p>-2.01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04487" calcext:value-type="float">
            <text:p>3483.0380930449</text:p>
          </table:table-cell>
          <table:table-cell/>
          <table:table-cell table:style-name="ce3" office:value-type="float" office:value="0.99999999776154" calcext:value-type="float">
            <text:p>0.9999999978</text:p>
          </table:table-cell>
          <table:table-cell table:style-name="ce3" office:value-type="float" office:value="-0.00000779663969296962" calcext:value-type="float">
            <text:p>-7.79663969296962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83.03809304487" calcext:value-type="float">
            <text:p>3483.0380930449</text:p>
          </table:table-cell>
          <table:table-cell/>
          <table:table-cell table:style-name="ce4" table:formula="of:=[.F22]" office:value-type="float" office:value="3483.03798974761" calcext:value-type="float">
            <text:p>3483.0379897476</text:p>
          </table:table-cell>
          <table:table-cell/>
          <table:table-cell table:formula="of:=[.M34]/[.O34]" office:value-type="float" office:value="1.00000002965723" calcext:value-type="float">
            <text:p>1.0000000297</text:p>
          </table:table-cell>
          <table:table-cell table:formula="of:=[.M34]-[.O34]" office:value-type="float" office:value="0.000103297260011459" calcext:value-type="float">
            <text:p>1.03E-0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.84055595529892E-034" calcext:value-type="float">
            <text:p>3.84055595529892E-034</text:p>
          </table:table-cell>
          <table:table-cell/>
          <table:table-cell table:style-name="ce3" office:value-type="float" office:value="-0.0000000000000305377759624441" calcext:value-type="float">
            <text:p>-3.05377759624441E-014</text:p>
          </table:table-cell>
          <table:table-cell/>
          <table:table-cell table:style-name="ce3" office:value-type="float" office:value="-1.25764101486045E-020" calcext:value-type="float">
            <text:p>-1.25764101486045E-020</text:p>
          </table:table-cell>
          <table:table-cell table:style-name="ce3" office:value-type="float" office:value="0.0000000000000305377759624441" calcext:value-type="float">
            <text:p>3.05377759624441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305377759624441" calcext:value-type="float">
            <text:p>-3.05377759624441E-014</text:p>
          </table:table-cell>
          <table:table-cell/>
          <table:table-cell table:style-name="ce4" table:formula="of:=[.F23]" office:value-type="float" office:value="-0.0000000000000300845397633497" calcext:value-type="float">
            <text:p>-3.00845397633497E-014</text:p>
          </table:table-cell>
          <table:table-cell/>
          <table:table-cell table:formula="of:=[.M35]/[.O35]" office:value-type="float" office:value="1.01506541907105" calcext:value-type="float">
            <text:p>1.0150654191</text:p>
          </table:table-cell>
          <table:table-cell table:formula="of:=[.M35]-[.O35]" office:value-type="float" office:value="-4.53236199094399E-016" calcext:value-type="float">
            <text:p>-4.53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5.72571877767642E-019" calcext:value-type="float">
            <text:p>5.72571877767642E-019</text:p>
          </table:table-cell>
          <table:table-cell/>
          <table:table-cell table:style-name="ce3" office:value-type="float" office:value="8.07036672324504E-016" calcext:value-type="float">
            <text:p>8.07036672324504E-016</text:p>
          </table:table-cell>
          <table:table-cell/>
          <table:table-cell table:style-name="ce3" office:value-type="float" office:value="0.000709474423409367" calcext:value-type="float">
            <text:p>0.0007094744</text:p>
          </table:table-cell>
          <table:table-cell table:style-name="ce3" office:value-type="float" office:value="-8.06464100446736E-016" calcext:value-type="float">
            <text:p>-8.06464100446736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8.07036672324504E-016" calcext:value-type="float">
            <text:p>8.07036672324504E-016</text:p>
          </table:table-cell>
          <table:table-cell/>
          <table:table-cell table:style-name="ce4" table:formula="of:=[.F24]" office:value-type="float" office:value="8.36598228408013E-016" calcext:value-type="float">
            <text:p>8.36598228408013E-016</text:p>
          </table:table-cell>
          <table:table-cell/>
          <table:table-cell table:formula="of:=[.M36]/[.O36]" office:value-type="float" office:value="0.96466457245581" calcext:value-type="float">
            <text:p>0.9646645725</text:p>
          </table:table-cell>
          <table:table-cell table:formula="of:=[.M36]-[.O36]" office:value-type="float" office:value="-2.9561556083509E-017" calcext:value-type="float">
            <text:p>-2.9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3234475" calcext:value-type="float">
            <text:p>2.6302016323</text:p>
          </table:table-cell>
          <table:table-cell/>
          <table:table-cell table:style-name="ce3" office:value-type="float" office:value="1.00000004852025" calcext:value-type="float">
            <text:p>1.0000000485</text:p>
          </table:table-cell>
          <table:table-cell table:style-name="ce3" office:value-type="float" office:value="0.000000127618034362342" calcext:value-type="float">
            <text:p>1.27618034362342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3020163234475" calcext:value-type="float">
            <text:p>2.6302016323</text:p>
          </table:table-cell>
          <table:table-cell/>
          <table:table-cell table:style-name="ce4" table:formula="of:=[.F25]" office:value-type="float" office:value="2.6302033252211" calcext:value-type="float">
            <text:p>2.6302033252</text:p>
          </table:table-cell>
          <table:table-cell/>
          <table:table-cell table:formula="of:=[.M37]/[.O37]" office:value-type="float" office:value="0.999999356370538" calcext:value-type="float">
            <text:p>0.9999993564</text:p>
          </table:table-cell>
          <table:table-cell table:formula="of:=[.M37]-[.O37]" office:value-type="float" office:value="-0.0000016928763502122" calcext:value-type="float">
            <text:p>-1.6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52878517735301E-035" calcext:value-type="float">
            <text:p>3.52878517735301E-035</text:p>
          </table:table-cell>
          <table:table-cell/>
          <table:table-cell table:style-name="ce3" office:value-type="float" office:value="-8.70524070614546E-016" calcext:value-type="float">
            <text:p>-8.70524070614546E-016</text:p>
          </table:table-cell>
          <table:table-cell/>
          <table:table-cell table:style-name="ce3" office:value-type="float" office:value="-4.05363308892983E-020" calcext:value-type="float">
            <text:p>-4.05363308892983E-020</text:p>
          </table:table-cell>
          <table:table-cell table:style-name="ce3" office:value-type="float" office:value="8.70524070614546E-016" calcext:value-type="float">
            <text:p>8.70524070614546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8.70524070614546E-016" calcext:value-type="float">
            <text:p>-8.70524070614546E-016</text:p>
          </table:table-cell>
          <table:table-cell/>
          <table:table-cell table:style-name="ce4" table:formula="of:=[.F26]" office:value-type="float" office:value="-9.46329905588071E-016" calcext:value-type="float">
            <text:p>-9.46329905588071E-016</text:p>
          </table:table-cell>
          <table:table-cell/>
          <table:table-cell table:formula="of:=[.M38]/[.O38]" office:value-type="float" office:value="0.919894917696363" calcext:value-type="float">
            <text:p>0.9198949177</text:p>
          </table:table-cell>
          <table:table-cell table:formula="of:=[.M38]-[.O38]" office:value-type="float" office:value="7.58058349735251E-017" calcext:value-type="float">
            <text:p>7.58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14530979116" calcext:value-type="float">
            <text:p>2.07914530979116E-013</text:p>
          </table:table-cell>
          <table:table-cell/>
          <table:table-cell table:style-name="ce3" office:value-type="float" office:value="0.000000000000233010168327605" calcext:value-type="float">
            <text:p>2.33010168327605E-013</text:p>
          </table:table-cell>
          <table:table-cell/>
          <table:table-cell table:style-name="ce3" office:value-type="float" office:value="0.892298102144602" calcext:value-type="float">
            <text:p>0.8922981021</text:p>
          </table:table-cell>
          <table:table-cell table:style-name="ce3" office:value-type="float" office:value="-0.0000000000000250956373484889" calcext:value-type="float">
            <text:p>-2.50956373484889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33010168327605" calcext:value-type="float">
            <text:p>2.33010168327605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33010168327605" calcext:value-type="float">
            <text:p>-2.33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305" calcext:value-type="float">
            <text:p>3483.0380852531</text:p>
          </table:table-cell>
          <table:table-cell/>
          <table:table-cell table:style-name="ce3" office:value-type="float" office:value="0.999999999998618" calcext:value-type="float">
            <text:p>1</text:p>
          </table:table-cell>
          <table:table-cell table:style-name="ce3" office:value-type="float" office:value="-0.00000000481304596178234" calcext:value-type="float">
            <text:p>-4.81304596178234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483.03808525305" calcext:value-type="float">
            <text:p>3483.0380852531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483.03808525305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.84055595529892E-034" calcext:value-type="float">
            <text:p>3.84055595529892E-034</text:p>
          </table:table-cell>
          <table:table-cell/>
          <table:table-cell table:style-name="ce3" office:value-type="float" office:value="-0.0000000000000123938538000714" calcext:value-type="float">
            <text:p>-1.23938538000714E-014</text:p>
          </table:table-cell>
          <table:table-cell/>
          <table:table-cell table:style-name="ce3" office:value-type="float" office:value="-3.09875847920426E-020" calcext:value-type="float">
            <text:p>-3.09875847920426E-020</text:p>
          </table:table-cell>
          <table:table-cell table:style-name="ce3" office:value-type="float" office:value="0.0000000000000123938538000714" calcext:value-type="float">
            <text:p>1.2393853800071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00000000123938538000714" calcext:value-type="float">
            <text:p>-1.23938538000714E-014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00000000123938538000714" calcext:value-type="float">
            <text:p>1.24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5.72571877767642E-019" calcext:value-type="float">
            <text:p>5.72571877767642E-019</text:p>
          </table:table-cell>
          <table:table-cell/>
          <table:table-cell table:style-name="ce3" office:value-type="float" office:value="8.0453262472075E-016" calcext:value-type="float">
            <text:p>8.0453262472075E-016</text:p>
          </table:table-cell>
          <table:table-cell/>
          <table:table-cell table:style-name="ce3" office:value-type="float" office:value="0.00071168260947327" calcext:value-type="float">
            <text:p>0.0007116826</text:p>
          </table:table-cell>
          <table:table-cell table:style-name="ce3" office:value-type="float" office:value="-8.03960052842982E-016" calcext:value-type="float">
            <text:p>-8.03960052842982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8.0453262472075E-016" calcext:value-type="float">
            <text:p>8.0453262472075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8.0453262472075E-016" calcext:value-type="float">
            <text:p>-8.05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04028" calcext:value-type="float">
            <text:p>2.63020176</text:p>
          </table:table-cell>
          <table:table-cell/>
          <table:table-cell table:style-name="ce3" office:value-type="float" office:value="0.999999999970538" calcext:value-type="float">
            <text:p>1</text:p>
          </table:table-cell>
          <table:table-cell table:style-name="ce3" office:value-type="float" office:value="-0.0000000000774922348512064" calcext:value-type="float">
            <text:p>-7.7492234851206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63020176004028" calcext:value-type="float">
            <text:p>2.6302017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63020176004028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3.52878517735301E-035" calcext:value-type="float">
            <text:p>3.52878517735301E-035</text:p>
          </table:table-cell>
          <table:table-cell/>
          <table:table-cell table:style-name="ce3" office:value-type="float" office:value="-2.55922456093154E-016" calcext:value-type="float">
            <text:p>-2.55922456093154E-016</text:p>
          </table:table-cell>
          <table:table-cell/>
          <table:table-cell table:style-name="ce3" office:value-type="float" office:value="-1.37884937149422E-019" calcext:value-type="float">
            <text:p>-1.37884937149422E-019</text:p>
          </table:table-cell>
          <table:table-cell table:style-name="ce3" office:value-type="float" office:value="2.55922456093154E-016" calcext:value-type="float">
            <text:p>2.55922456093154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2.55922456093154E-016" calcext:value-type="float">
            <text:p>-2.55922456093154E-016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2.55922456093154E-016" calcext:value-type="float">
            <text:p>2.5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3010168327605" calcext:value-type="float">
            <text:p>2.33010168327605E-013</text:p>
          </table:table-cell>
          <table:table-cell/>
          <table:table-cell table:style-name="ce4" table:formula="of:=[.F33]" office:value-type="float" office:value="0.000000000000234030948586681" calcext:value-type="float">
            <text:p>2.34030948586681E-013</text:p>
          </table:table-cell>
          <table:table-cell/>
          <table:table-cell table:formula="of:=[.M57]/[.O57]" office:value-type="float" office:value="0.995638268078472" calcext:value-type="float">
            <text:p>0.9956382681</text:p>
          </table:table-cell>
          <table:table-cell table:formula="of:=[.M57]-[.O57]" office:value-type="float" office:value="-1.02078025907602E-015" calcext:value-type="float">
            <text:p>-1.0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5305" calcext:value-type="float">
            <text:p>3483.0380852531</text:p>
          </table:table-cell>
          <table:table-cell/>
          <table:table-cell table:style-name="ce4" table:formula="of:=[.F34]" office:value-type="float" office:value="3483.03809304487" calcext:value-type="float">
            <text:p>3483.0380930449</text:p>
          </table:table-cell>
          <table:table-cell/>
          <table:table-cell table:formula="of:=[.M58]/[.O58]" office:value-type="float" office:value="0.999999997762924" calcext:value-type="float">
            <text:p>0.9999999978</text:p>
          </table:table-cell>
          <table:table-cell table:formula="of:=[.M58]-[.O58]" office:value-type="float" office:value="-0.00000779181982579757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123938538000714" calcext:value-type="float">
            <text:p>-1.23938538000714E-014</text:p>
          </table:table-cell>
          <table:table-cell/>
          <table:table-cell table:style-name="ce4" table:formula="of:=[.F35]" office:value-type="float" office:value="-0.0000000000000305377759624441" calcext:value-type="float">
            <text:p>-3.05377759624441E-014</text:p>
          </table:table-cell>
          <table:table-cell/>
          <table:table-cell table:formula="of:=[.M59]/[.O59]" office:value-type="float" office:value="0.405853190334279" calcext:value-type="float">
            <text:p>0.4058531903</text:p>
          </table:table-cell>
          <table:table-cell table:formula="of:=[.M59]-[.O59]" office:value-type="float" office:value="0.0000000000000181439221623727" calcext:value-type="float">
            <text:p>1.81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8.0453262472075E-016" calcext:value-type="float">
            <text:p>8.0453262472075E-016</text:p>
          </table:table-cell>
          <table:table-cell/>
          <table:table-cell table:style-name="ce4" table:formula="of:=[.F36]" office:value-type="float" office:value="8.07036672324504E-016" calcext:value-type="float">
            <text:p>8.07036672324504E-016</text:p>
          </table:table-cell>
          <table:table-cell/>
          <table:table-cell table:formula="of:=[.M60]/[.O60]" office:value-type="float" office:value="0.996897231947909" calcext:value-type="float">
            <text:p>0.9968972319</text:p>
          </table:table-cell>
          <table:table-cell table:formula="of:=[.M60]-[.O60]" office:value-type="float" office:value="-2.50404760375414E-018" calcext:value-type="float">
            <text:p>-2.50E-01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04028" calcext:value-type="float">
            <text:p>2.63020176</text:p>
          </table:table-cell>
          <table:table-cell/>
          <table:table-cell table:style-name="ce4" table:formula="of:=[.F37]" office:value-type="float" office:value="2.63020163234475" calcext:value-type="float">
            <text:p>2.6302016323</text:p>
          </table:table-cell>
          <table:table-cell/>
          <table:table-cell table:formula="of:=[.M61]/[.O61]" office:value-type="float" office:value="1.00000004854971" calcext:value-type="float">
            <text:p>1.0000000485</text:p>
          </table:table-cell>
          <table:table-cell table:formula="of:=[.M61]-[.O61]" office:value-type="float" office:value="0.000000127695530149907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2.55922456093154E-016" calcext:value-type="float">
            <text:p>-2.55922456093154E-016</text:p>
          </table:table-cell>
          <table:table-cell/>
          <table:table-cell table:style-name="ce4" table:formula="of:=[.F38]" office:value-type="float" office:value="-8.70524070614546E-016" calcext:value-type="float">
            <text:p>-8.70524070614546E-016</text:p>
          </table:table-cell>
          <table:table-cell/>
          <table:table-cell table:formula="of:=[.M62]/[.O62]" office:value-type="float" office:value="0.293986650952093" calcext:value-type="float">
            <text:p>0.293986651</text:p>
          </table:table-cell>
          <table:table-cell table:formula="of:=[.M62]-[.O62]" office:value-type="float" office:value="6.14601614521392E-016" calcext:value-type="float">
            <text:p>6.15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3010168327605" calcext:value-type="float">
            <text:p>2.33010168327605E-013</text:p>
          </table:table-cell>
          <table:table-cell/>
          <table:table-cell table:style-name="ce4" table:formula="of:=[.F21]" office:value-type="float" office:value="0.000000000000236044164950792" calcext:value-type="float">
            <text:p>2.36044164950792E-013</text:p>
          </table:table-cell>
          <table:table-cell/>
          <table:table-cell table:formula="of:=[.M69]/[.O69]" office:value-type="float" office:value="0.987146487506609" calcext:value-type="float">
            <text:p>0.9871464875</text:p>
          </table:table-cell>
          <table:table-cell table:formula="of:=[.M69]-[.O69]" office:value-type="float" office:value="-3.03399662318704E-015" calcext:value-type="float">
            <text:p>-3.03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5305" calcext:value-type="float">
            <text:p>3483.0380852531</text:p>
          </table:table-cell>
          <table:table-cell/>
          <table:table-cell table:style-name="ce4" table:formula="of:=[.F22]" office:value-type="float" office:value="3483.03798974761" calcext:value-type="float">
            <text:p>3483.0379897476</text:p>
          </table:table-cell>
          <table:table-cell/>
          <table:table-cell table:formula="of:=[.M70]/[.O70]" office:value-type="float" office:value="1.00000002742015" calcext:value-type="float">
            <text:p>1.0000000274</text:p>
          </table:table-cell>
          <table:table-cell table:formula="of:=[.M70]-[.O70]" office:value-type="float" office:value="0.0000955054401856614" calcext:value-type="float">
            <text:p>9.55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123938538000714" calcext:value-type="float">
            <text:p>-1.23938538000714E-014</text:p>
          </table:table-cell>
          <table:table-cell/>
          <table:table-cell table:style-name="ce4" table:formula="of:=[.F23]" office:value-type="float" office:value="-0.0000000000000300845397633497" calcext:value-type="float">
            <text:p>-3.00845397633497E-014</text:p>
          </table:table-cell>
          <table:table-cell/>
          <table:table-cell table:formula="of:=[.M71]/[.O71]" office:value-type="float" office:value="0.411967538727986" calcext:value-type="float">
            <text:p>0.4119675387</text:p>
          </table:table-cell>
          <table:table-cell table:formula="of:=[.M71]-[.O71]" office:value-type="float" office:value="0.0000000000000176906859632783" calcext:value-type="float">
            <text:p>1.7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8.0453262472075E-016" calcext:value-type="float">
            <text:p>8.0453262472075E-016</text:p>
          </table:table-cell>
          <table:table-cell/>
          <table:table-cell table:style-name="ce4" table:formula="of:=[.F24]" office:value-type="float" office:value="8.36598228408013E-016" calcext:value-type="float">
            <text:p>8.36598228408013E-016</text:p>
          </table:table-cell>
          <table:table-cell/>
          <table:table-cell table:formula="of:=[.M72]/[.O72]" office:value-type="float" office:value="0.96167144203941" calcext:value-type="float">
            <text:p>0.961671442</text:p>
          </table:table-cell>
          <table:table-cell table:formula="of:=[.M72]-[.O72]" office:value-type="float" office:value="-3.20656036872631E-017" calcext:value-type="float">
            <text:p>-3.21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04028" calcext:value-type="float">
            <text:p>2.63020176</text:p>
          </table:table-cell>
          <table:table-cell/>
          <table:table-cell table:style-name="ce4" table:formula="of:=[.F25]" office:value-type="float" office:value="2.6302033252211" calcext:value-type="float">
            <text:p>2.6302033252</text:p>
          </table:table-cell>
          <table:table-cell/>
          <table:table-cell table:formula="of:=[.M73]/[.O73]" office:value-type="float" office:value="0.999999404920218" calcext:value-type="float">
            <text:p>0.9999994049</text:p>
          </table:table-cell>
          <table:table-cell table:formula="of:=[.M73]-[.O73]" office:value-type="float" office:value="-0.0000015651808200623" calcext:value-type="float">
            <text:p>-1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2.55922456093154E-016" calcext:value-type="float">
            <text:p>-2.55922456093154E-016</text:p>
          </table:table-cell>
          <table:table-cell/>
          <table:table-cell table:style-name="ce4" table:formula="of:=[.F26]" office:value-type="float" office:value="-9.46329905588071E-016" calcext:value-type="float">
            <text:p>-9.46329905588071E-016</text:p>
          </table:table-cell>
          <table:table-cell/>
          <table:table-cell table:formula="of:=[.M74]/[.O74]" office:value-type="float" office:value="0.270436826081405" calcext:value-type="float">
            <text:p>0.2704368261</text:p>
          </table:table-cell>
          <table:table-cell table:formula="of:=[.M74]-[.O74]" office:value-type="float" office:value="6.90407449494917E-016" calcext:value-type="float">
            <text:p>6.90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15893608232" calcext:value-type="float">
            <text:p>2.07915893608232E-013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15893608232" calcext:value-type="float">
            <text:p>2.07915893608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34078413215043" calcext:value-type="float">
            <text:p>2.3407841321504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34078413215043" calcext:value-type="float">
            <text:p>-2.34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7867846" calcext:value-type="float">
            <text:p>3483.038078678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83.03807867846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4.67423104086771E-034" calcext:value-type="float">
            <text:p>4.67423104086771E-034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4.67423104086771E-034" calcext:value-type="float">
            <text:p>4.67423104086771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291262810253505" calcext:value-type="float">
            <text:p>-2.91262810253505E-014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000291262810253505" calcext:value-type="float">
            <text:p>2.91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4.48056170338398E-019" calcext:value-type="float">
            <text:p>4.48056170338398E-019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4.48056170338398E-019" calcext:value-type="float">
            <text:p>4.48056170338398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8.07771427248502E-016" calcext:value-type="float">
            <text:p>8.07771427248502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8.07771427248502E-016" calcext:value-type="float">
            <text:p>-8.08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3020176010626" calcext:value-type="float">
            <text:p>2.6302017601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63020176010626" calcext:value-type="float">
            <text:p>2.63020176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86778716" calcext:value-type="float">
            <text:p>2.630201867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63020186778716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75751130877338E-035" calcext:value-type="float">
            <text:p>2.75751130877338E-035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75751130877338E-035" calcext:value-type="float">
            <text:p>2.75751130877338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9.79299755934629E-016" calcext:value-type="float">
            <text:p>-9.79299755934629E-016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9.79299755934629E-016" calcext:value-type="float">
            <text:p>9.7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15893608232" calcext:value-type="float">
            <text:p>2.07915893608232E-013</text:p>
          </table:table-cell>
          <table:table-cell/>
          <table:table-cell table:style-name="ce3" office:value-type="float" office:value="0.000000000000234078413215043" calcext:value-type="float">
            <text:p>2.34078413215043E-013</text:p>
          </table:table-cell>
          <table:table-cell/>
          <table:table-cell table:style-name="ce3" office:value-type="float" office:value="0.88823181408541" calcext:value-type="float">
            <text:p>0.8882318141</text:p>
          </table:table-cell>
          <table:table-cell table:style-name="ce3" office:value-type="float" office:value="-0.0000000000000261625196068111" calcext:value-type="float">
            <text:p>-2.6162519606811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3546561152503" calcext:value-type="float">
            <text:p>2.3546561152503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3546561152503" calcext:value-type="float">
            <text:p>-2.3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7867846" calcext:value-type="float">
            <text:p>3483.0380786785</text:p>
          </table:table-cell>
          <table:table-cell/>
          <table:table-cell table:style-name="ce3" office:value-type="float" office:value="1.00000000188644" calcext:value-type="float">
            <text:p>1.0000000019</text:p>
          </table:table-cell>
          <table:table-cell table:style-name="ce3" office:value-type="float" office:value="0.00000657055397823569" calcext:value-type="float">
            <text:p>6.57055397823569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5207" calcext:value-type="float">
            <text:p>3483.038085252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83.03808525207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4.67423104086771E-034" calcext:value-type="float">
            <text:p>4.67423104086771E-034</text:p>
          </table:table-cell>
          <table:table-cell/>
          <table:table-cell table:style-name="ce3" office:value-type="float" office:value="-0.0000000000000291262810253505" calcext:value-type="float">
            <text:p>-2.91262810253505E-014</text:p>
          </table:table-cell>
          <table:table-cell/>
          <table:table-cell table:style-name="ce3" office:value-type="float" office:value="-1.60481560855621E-020" calcext:value-type="float">
            <text:p>-1.60481560855621E-020</text:p>
          </table:table-cell>
          <table:table-cell table:style-name="ce3" office:value-type="float" office:value="0.0000000000000291262810253505" calcext:value-type="float">
            <text:p>2.91262810253505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259221296101038" calcext:value-type="float">
            <text:p>-2.59221296101038E-014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000000259221296101038" calcext:value-type="float">
            <text:p>2.5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4.48056170338398E-019" calcext:value-type="float">
            <text:p>4.48056170338398E-019</text:p>
          </table:table-cell>
          <table:table-cell/>
          <table:table-cell table:style-name="ce3" office:value-type="float" office:value="8.07771427248502E-016" calcext:value-type="float">
            <text:p>8.07771427248502E-016</text:p>
          </table:table-cell>
          <table:table-cell/>
          <table:table-cell table:style-name="ce3" office:value-type="float" office:value="0.000554681875619943" calcext:value-type="float">
            <text:p>0.0005546819</text:p>
          </table:table-cell>
          <table:table-cell table:style-name="ce3" office:value-type="float" office:value="-8.07323371078164E-016" calcext:value-type="float">
            <text:p>-8.07323371078164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8.38034443117823E-016" calcext:value-type="float">
            <text:p>8.38034443117823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8.38034443117823E-016" calcext:value-type="float">
            <text:p>-8.3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86778716" calcext:value-type="float">
            <text:p>2.6302018678</text:p>
          </table:table-cell>
          <table:table-cell/>
          <table:table-cell table:style-name="ce3" office:value-type="float" office:value="0.999999959059833" calcext:value-type="float">
            <text:p>0.9999999591</text:p>
          </table:table-cell>
          <table:table-cell table:style-name="ce3" office:value-type="float" office:value="-0.000000107680905081509" calcext:value-type="float">
            <text:p>-1.07680905081509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05629" calcext:value-type="float">
            <text:p>2.63020176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63020176005629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75751130877338E-035" calcext:value-type="float">
            <text:p>2.75751130877338E-035</text:p>
          </table:table-cell>
          <table:table-cell/>
          <table:table-cell table:style-name="ce3" office:value-type="float" office:value="-9.79299755934629E-016" calcext:value-type="float">
            <text:p>-9.79299755934629E-016</text:p>
          </table:table-cell>
          <table:table-cell/>
          <table:table-cell table:style-name="ce3" office:value-type="float" office:value="-2.81579903605884E-020" calcext:value-type="float">
            <text:p>-2.81579903605884E-020</text:p>
          </table:table-cell>
          <table:table-cell table:style-name="ce3" office:value-type="float" office:value="9.79299755934629E-016" calcext:value-type="float">
            <text:p>9.7929975593462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7.82561915937813E-016" calcext:value-type="float">
            <text:p>-7.82561915937813E-016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7.82561915937813E-016" calcext:value-type="float">
            <text:p>7.83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56319401867222" calcext:value-type="float">
            <text:p>-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15893608232" calcext:value-type="float">
            <text:p>2.07915893608232E-013</text:p>
          </table:table-cell>
          <table:table-cell/>
          <table:table-cell table:style-name="ce3" office:value-type="float" office:value="0.00000000000023546561152503" calcext:value-type="float">
            <text:p>2.3546561152503E-013</text:p>
          </table:table-cell>
          <table:table-cell/>
          <table:table-cell table:style-name="ce3" office:value-type="float" office:value="0.882998974931551" calcext:value-type="float">
            <text:p>0.8829989749</text:p>
          </table:table-cell>
          <table:table-cell table:style-name="ce3" office:value-type="float" office:value="-0.0000000000000275497179167977" calcext:value-type="float">
            <text:p>-2.75497179167977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3546561152503" calcext:value-type="float">
            <text:p>2.3546561152503E-013</text:p>
          </table:table-cell>
          <table:table-cell/>
          <table:table-cell table:style-name="ce4" table:formula="of:=[.F21]" office:value-type="float" office:value="0.000000000000234078413215043" calcext:value-type="float">
            <text:p>2.34078413215043E-013</text:p>
          </table:table-cell>
          <table:table-cell/>
          <table:table-cell table:formula="of:=[.M33]/[.O33]" office:value-type="float" office:value="1.00592621203696" calcext:value-type="float">
            <text:p>1.005926212</text:p>
          </table:table-cell>
          <table:table-cell table:formula="of:=[.M33]-[.O33]" office:value-type="float" office:value="1.38719830998696E-015" calcext:value-type="float">
            <text:p>1.3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5207" calcext:value-type="float">
            <text:p>3483.0380852521</text:p>
          </table:table-cell>
          <table:table-cell/>
          <table:table-cell table:style-name="ce3" office:value-type="float" office:value="0.999999999999124" calcext:value-type="float">
            <text:p>1</text:p>
          </table:table-cell>
          <table:table-cell table:style-name="ce3" office:value-type="float" office:value="-0.0000000030504452297464" calcext:value-type="float">
            <text:p>-3.0504452297464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83.03808525207" calcext:value-type="float">
            <text:p>3483.0380852521</text:p>
          </table:table-cell>
          <table:table-cell/>
          <table:table-cell table:style-name="ce4" table:formula="of:=[.F22]" office:value-type="float" office:value="3483.03807867846" calcext:value-type="float">
            <text:p>3483.0380786785</text:p>
          </table:table-cell>
          <table:table-cell/>
          <table:table-cell table:formula="of:=[.M34]/[.O34]" office:value-type="float" office:value="1.00000000188732" calcext:value-type="float">
            <text:p>1.0000000019</text:p>
          </table:table-cell>
          <table:table-cell table:formula="of:=[.M34]-[.O34]" office:value-type="float" office:value="0.00000657360988043365" calcext:value-type="float">
            <text:p>6.5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4.67423104086771E-034" calcext:value-type="float">
            <text:p>4.67423104086771E-034</text:p>
          </table:table-cell>
          <table:table-cell/>
          <table:table-cell table:style-name="ce3" office:value-type="float" office:value="-0.0000000000000259221296101038" calcext:value-type="float">
            <text:p>-2.59221296101038E-014</text:p>
          </table:table-cell>
          <table:table-cell/>
          <table:table-cell table:style-name="ce3" office:value-type="float" office:value="-1.80318172587402E-020" calcext:value-type="float">
            <text:p>-1.80318172587402E-020</text:p>
          </table:table-cell>
          <table:table-cell table:style-name="ce3" office:value-type="float" office:value="0.0000000000000259221296101038" calcext:value-type="float">
            <text:p>2.5922129610103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59221296101038" calcext:value-type="float">
            <text:p>-2.59221296101038E-014</text:p>
          </table:table-cell>
          <table:table-cell/>
          <table:table-cell table:style-name="ce4" table:formula="of:=[.F23]" office:value-type="float" office:value="-0.0000000000000291262810253505" calcext:value-type="float">
            <text:p>-2.91262810253505E-014</text:p>
          </table:table-cell>
          <table:table-cell/>
          <table:table-cell table:formula="of:=[.M35]/[.O35]" office:value-type="float" office:value="0.889991056102977" calcext:value-type="float">
            <text:p>0.8899910561</text:p>
          </table:table-cell>
          <table:table-cell table:formula="of:=[.M35]-[.O35]" office:value-type="float" office:value="3.2041514152467E-015" calcext:value-type="float">
            <text:p>3.2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4.48056170338398E-019" calcext:value-type="float">
            <text:p>4.48056170338398E-019</text:p>
          </table:table-cell>
          <table:table-cell/>
          <table:table-cell table:style-name="ce3" office:value-type="float" office:value="8.38034443117823E-016" calcext:value-type="float">
            <text:p>8.38034443117823E-016</text:p>
          </table:table-cell>
          <table:table-cell/>
          <table:table-cell table:style-name="ce3" office:value-type="float" office:value="0.000534651259286491" calcext:value-type="float">
            <text:p>0.0005346513</text:p>
          </table:table-cell>
          <table:table-cell table:style-name="ce3" office:value-type="float" office:value="-8.37586386947485E-016" calcext:value-type="float">
            <text:p>-8.37586386947485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8.38034443117823E-016" calcext:value-type="float">
            <text:p>8.38034443117823E-016</text:p>
          </table:table-cell>
          <table:table-cell/>
          <table:table-cell table:style-name="ce4" table:formula="of:=[.F24]" office:value-type="float" office:value="8.07771427248502E-016" calcext:value-type="float">
            <text:p>8.07771427248502E-016</text:p>
          </table:table-cell>
          <table:table-cell/>
          <table:table-cell table:formula="of:=[.M36]/[.O36]" office:value-type="float" office:value="1.03746482587581" calcext:value-type="float">
            <text:p>1.0374648259</text:p>
          </table:table-cell>
          <table:table-cell table:formula="of:=[.M36]-[.O36]" office:value-type="float" office:value="3.0263015869321E-017" calcext:value-type="float">
            <text:p>3.0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76005629" calcext:value-type="float">
            <text:p>2.6302017601</text:p>
          </table:table-cell>
          <table:table-cell/>
          <table:table-cell table:style-name="ce3" office:value-type="float" office:value="1.000000000019" calcext:value-type="float">
            <text:p>1</text:p>
          </table:table-cell>
          <table:table-cell table:style-name="ce3" office:value-type="float" office:value="0.0000000000499729146952177" calcext:value-type="float">
            <text:p>4.99729146952177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3020176005629" calcext:value-type="float">
            <text:p>2.6302017601</text:p>
          </table:table-cell>
          <table:table-cell/>
          <table:table-cell table:style-name="ce4" table:formula="of:=[.F25]" office:value-type="float" office:value="2.63020186778716" calcext:value-type="float">
            <text:p>2.6302018678</text:p>
          </table:table-cell>
          <table:table-cell/>
          <table:table-cell table:formula="of:=[.M37]/[.O37]" office:value-type="float" office:value="0.999999959040836" calcext:value-type="float">
            <text:p>0.999999959</text:p>
          </table:table-cell>
          <table:table-cell table:formula="of:=[.M37]-[.O37]" office:value-type="float" office:value="-0.000000107730870002598" calcext:value-type="float">
            <text:p>-1.0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75751130877338E-035" calcext:value-type="float">
            <text:p>2.75751130877338E-035</text:p>
          </table:table-cell>
          <table:table-cell/>
          <table:table-cell table:style-name="ce3" office:value-type="float" office:value="-7.82561915937813E-016" calcext:value-type="float">
            <text:p>-7.82561915937813E-016</text:p>
          </table:table-cell>
          <table:table-cell/>
          <table:table-cell table:style-name="ce3" office:value-type="float" office:value="-3.52369729808383E-020" calcext:value-type="float">
            <text:p>-3.52369729808383E-020</text:p>
          </table:table-cell>
          <table:table-cell table:style-name="ce3" office:value-type="float" office:value="7.82561915937813E-016" calcext:value-type="float">
            <text:p>7.82561915937813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7.82561915937813E-016" calcext:value-type="float">
            <text:p>-7.82561915937813E-016</text:p>
          </table:table-cell>
          <table:table-cell/>
          <table:table-cell table:style-name="ce4" table:formula="of:=[.F26]" office:value-type="float" office:value="-9.79299755934629E-016" calcext:value-type="float">
            <text:p>-9.79299755934629E-016</text:p>
          </table:table-cell>
          <table:table-cell/>
          <table:table-cell table:formula="of:=[.M38]/[.O38]" office:value-type="float" office:value="0.799103554550514" calcext:value-type="float">
            <text:p>0.7991035546</text:p>
          </table:table-cell>
          <table:table-cell table:formula="of:=[.M38]-[.O38]" office:value-type="float" office:value="1.96737839996816E-016" calcext:value-type="float">
            <text:p>1.9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41584530158434" calcext:value-type="float">
            <text:p>2.4158453015843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15893608232" calcext:value-type="float">
            <text:p>2.07915893608232E-013</text:p>
          </table:table-cell>
          <table:table-cell/>
          <table:table-cell table:style-name="ce3" office:value-type="float" office:value="0.000000000000237498479158047" calcext:value-type="float">
            <text:p>2.37498479158047E-013</text:p>
          </table:table-cell>
          <table:table-cell/>
          <table:table-cell table:style-name="ce3" office:value-type="float" office:value="0.875440947433902" calcext:value-type="float">
            <text:p>0.8754409474</text:p>
          </table:table-cell>
          <table:table-cell table:style-name="ce3" office:value-type="float" office:value="-0.0000000000000295825855498155" calcext:value-type="float">
            <text:p>-2.95825855498155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37498479158047" calcext:value-type="float">
            <text:p>2.37498479158047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37498479158047" calcext:value-type="float">
            <text:p>-2.3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483.03808524902" calcext:value-type="float">
            <text:p>3483.03808524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4.67423104086771E-034" calcext:value-type="float">
            <text:p>4.67423104086771E-034</text:p>
          </table:table-cell>
          <table:table-cell/>
          <table:table-cell table:style-name="ce3" office:value-type="float" office:value="-0.0000000000000159040192766091" calcext:value-type="float">
            <text:p>-1.59040192766091E-014</text:p>
          </table:table-cell>
          <table:table-cell/>
          <table:table-cell table:style-name="ce3" office:value-type="float" office:value="-2.93902500969824E-020" calcext:value-type="float">
            <text:p>-2.93902500969824E-020</text:p>
          </table:table-cell>
          <table:table-cell table:style-name="ce3" office:value-type="float" office:value="0.0000000000000159040192766091" calcext:value-type="float">
            <text:p>1.59040192766091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00000000159040192766091" calcext:value-type="float">
            <text:p>-1.59040192766091E-014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00000000159040192766091" calcext:value-type="float">
            <text:p>1.5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4.48056170338398E-019" calcext:value-type="float">
            <text:p>4.48056170338398E-019</text:p>
          </table:table-cell>
          <table:table-cell/>
          <table:table-cell table:style-name="ce3" office:value-type="float" office:value="8.93440113044162E-016" calcext:value-type="float">
            <text:p>8.93440113044162E-016</text:p>
          </table:table-cell>
          <table:table-cell/>
          <table:table-cell table:style-name="ce3" office:value-type="float" office:value="0.000501495471041438" calcext:value-type="float">
            <text:p>0.0005014955</text:p>
          </table:table-cell>
          <table:table-cell table:style-name="ce3" office:value-type="float" office:value="-8.92992056873823E-016" calcext:value-type="float">
            <text:p>-8.9299205687382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8.93440113044162E-016" calcext:value-type="float">
            <text:p>8.93440113044162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8.93440113044162E-016" calcext:value-type="float">
            <text:p>-8.93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26" calcext:value-type="float">
            <text:p>2.6302017601</text:p>
          </table:table-cell>
          <table:table-cell/>
          <table:table-cell table:style-name="ce3" office:value-type="float" office:value="2.63020176010632" calcext:value-type="float">
            <text:p>2.6302017601</text:p>
          </table:table-cell>
          <table:table-cell/>
          <table:table-cell table:style-name="ce3" office:value-type="float" office:value="0.999999999999975" calcext:value-type="float">
            <text:p>1</text:p>
          </table:table-cell>
          <table:table-cell table:style-name="ce3" office:value-type="float" office:value="-0.0000000000000643929354282591" calcext:value-type="float">
            <text:p>-6.43929354282591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63020176010632" calcext:value-type="float">
            <text:p>2.63020176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63020176010632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75751130877338E-035" calcext:value-type="float">
            <text:p>2.75751130877338E-035</text:p>
          </table:table-cell>
          <table:table-cell/>
          <table:table-cell table:style-name="ce3" office:value-type="float" office:value="-5.96462109930638E-016" calcext:value-type="float">
            <text:p>-5.96462109930638E-016</text:p>
          </table:table-cell>
          <table:table-cell/>
          <table:table-cell table:style-name="ce3" office:value-type="float" office:value="-4.62311228636811E-020" calcext:value-type="float">
            <text:p>-4.62311228636811E-020</text:p>
          </table:table-cell>
          <table:table-cell table:style-name="ce3" office:value-type="float" office:value="5.96462109930638E-016" calcext:value-type="float">
            <text:p>5.96462109930638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5.96462109930638E-016" calcext:value-type="float">
            <text:p>-5.96462109930638E-016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5.96462109930638E-016" calcext:value-type="float">
            <text:p>5.96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70530256582424" calcext:value-type="float">
            <text:p>-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7498479158047" calcext:value-type="float">
            <text:p>2.37498479158047E-013</text:p>
          </table:table-cell>
          <table:table-cell/>
          <table:table-cell table:style-name="ce4" table:formula="of:=[.F33]" office:value-type="float" office:value="0.00000000000023546561152503" calcext:value-type="float">
            <text:p>2.3546561152503E-013</text:p>
          </table:table-cell>
          <table:table-cell/>
          <table:table-cell table:formula="of:=[.M57]/[.O57]" office:value-type="float" office:value="1.00863339499917" calcext:value-type="float">
            <text:p>1.008633395</text:p>
          </table:table-cell>
          <table:table-cell table:formula="of:=[.M57]-[.O57]" office:value-type="float" office:value="2.03286763301707E-015" calcext:value-type="float">
            <text:p>2.03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4902" calcext:value-type="float">
            <text:p>3483.038085249</text:p>
          </table:table-cell>
          <table:table-cell/>
          <table:table-cell table:style-name="ce4" table:formula="of:=[.F34]" office:value-type="float" office:value="3483.03808525207" calcext:value-type="float">
            <text:p>3483.0380852521</text:p>
          </table:table-cell>
          <table:table-cell/>
          <table:table-cell table:formula="of:=[.M58]/[.O58]" office:value-type="float" office:value="0.999999999999124" calcext:value-type="float">
            <text:p>1</text:p>
          </table:table-cell>
          <table:table-cell table:formula="of:=[.M58]-[.O58]" office:value-type="float" office:value="-0.00000000304999048239551" calcext:value-type="float">
            <text:p>-3.0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159040192766091" calcext:value-type="float">
            <text:p>-1.59040192766091E-014</text:p>
          </table:table-cell>
          <table:table-cell/>
          <table:table-cell table:style-name="ce4" table:formula="of:=[.F35]" office:value-type="float" office:value="-0.0000000000000259221296101038" calcext:value-type="float">
            <text:p>-2.59221296101038E-014</text:p>
          </table:table-cell>
          <table:table-cell/>
          <table:table-cell table:formula="of:=[.M59]/[.O59]" office:value-type="float" office:value="0.613530582395133" calcext:value-type="float">
            <text:p>0.6135305824</text:p>
          </table:table-cell>
          <table:table-cell table:formula="of:=[.M59]-[.O59]" office:value-type="float" office:value="0.0000000000000100181103334947" calcext:value-type="float">
            <text:p>1.0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8.93440113044162E-016" calcext:value-type="float">
            <text:p>8.93440113044162E-016</text:p>
          </table:table-cell>
          <table:table-cell/>
          <table:table-cell table:style-name="ce4" table:formula="of:=[.F36]" office:value-type="float" office:value="8.38034443117823E-016" calcext:value-type="float">
            <text:p>8.38034443117823E-016</text:p>
          </table:table-cell>
          <table:table-cell/>
          <table:table-cell table:formula="of:=[.M60]/[.O60]" office:value-type="float" office:value="1.06611383384221" calcext:value-type="float">
            <text:p>1.0661138338</text:p>
          </table:table-cell>
          <table:table-cell table:formula="of:=[.M60]-[.O60]" office:value-type="float" office:value="5.5405669926339E-017" calcext:value-type="float">
            <text:p>5.54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10632" calcext:value-type="float">
            <text:p>2.6302017601</text:p>
          </table:table-cell>
          <table:table-cell/>
          <table:table-cell table:style-name="ce4" table:formula="of:=[.F37]" office:value-type="float" office:value="2.63020176005629" calcext:value-type="float">
            <text:p>2.6302017601</text:p>
          </table:table-cell>
          <table:table-cell/>
          <table:table-cell table:formula="of:=[.M61]/[.O61]" office:value-type="float" office:value="1.00000000001902" calcext:value-type="float">
            <text:p>1</text:p>
          </table:table-cell>
          <table:table-cell table:formula="of:=[.M61]-[.O61]" office:value-type="float" office:value="0.0000000000500302022032884" calcext:value-type="float">
            <text:p>5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5.96462109930638E-016" calcext:value-type="float">
            <text:p>-5.96462109930638E-016</text:p>
          </table:table-cell>
          <table:table-cell/>
          <table:table-cell table:style-name="ce4" table:formula="of:=[.F38]" office:value-type="float" office:value="-7.82561915937813E-016" calcext:value-type="float">
            <text:p>-7.82561915937813E-016</text:p>
          </table:table-cell>
          <table:table-cell/>
          <table:table-cell table:formula="of:=[.M62]/[.O62]" office:value-type="float" office:value="0.7621915886564" calcext:value-type="float">
            <text:p>0.7621915887</text:p>
          </table:table-cell>
          <table:table-cell table:formula="of:=[.M62]-[.O62]" office:value-type="float" office:value="1.86099806007175E-016" calcext:value-type="float">
            <text:p>1.86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7498479158047" calcext:value-type="float">
            <text:p>2.37498479158047E-013</text:p>
          </table:table-cell>
          <table:table-cell/>
          <table:table-cell table:style-name="ce4" table:formula="of:=[.F21]" office:value-type="float" office:value="0.000000000000234078413215043" calcext:value-type="float">
            <text:p>2.34078413215043E-013</text:p>
          </table:table-cell>
          <table:table-cell/>
          <table:table-cell table:formula="of:=[.M69]/[.O69]" office:value-type="float" office:value="1.01461077036549" calcext:value-type="float">
            <text:p>1.0146107704</text:p>
          </table:table-cell>
          <table:table-cell table:formula="of:=[.M69]-[.O69]" office:value-type="float" office:value="3.42006594300403E-015" calcext:value-type="float">
            <text:p>3.42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4902" calcext:value-type="float">
            <text:p>3483.038085249</text:p>
          </table:table-cell>
          <table:table-cell/>
          <table:table-cell table:style-name="ce4" table:formula="of:=[.F22]" office:value-type="float" office:value="3483.03807867846" calcext:value-type="float">
            <text:p>3483.0380786785</text:p>
          </table:table-cell>
          <table:table-cell/>
          <table:table-cell table:formula="of:=[.M70]/[.O70]" office:value-type="float" office:value="1.00000000188645" calcext:value-type="float">
            <text:p>1.0000000019</text:p>
          </table:table-cell>
          <table:table-cell table:formula="of:=[.M70]-[.O70]" office:value-type="float" office:value="0.00000657055988995126" calcext:value-type="float">
            <text:p>6.5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159040192766091" calcext:value-type="float">
            <text:p>-1.59040192766091E-014</text:p>
          </table:table-cell>
          <table:table-cell/>
          <table:table-cell table:style-name="ce4" table:formula="of:=[.F23]" office:value-type="float" office:value="-0.0000000000000291262810253505" calcext:value-type="float">
            <text:p>-2.91262810253505E-014</text:p>
          </table:table-cell>
          <table:table-cell/>
          <table:table-cell table:formula="of:=[.M71]/[.O71]" office:value-type="float" office:value="0.546036730977319" calcext:value-type="float">
            <text:p>0.546036731</text:p>
          </table:table-cell>
          <table:table-cell table:formula="of:=[.M71]-[.O71]" office:value-type="float" office:value="0.0000000000000132222617487414" calcext:value-type="float">
            <text:p>1.32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8.93440113044162E-016" calcext:value-type="float">
            <text:p>8.93440113044162E-016</text:p>
          </table:table-cell>
          <table:table-cell/>
          <table:table-cell table:style-name="ce4" table:formula="of:=[.F24]" office:value-type="float" office:value="8.07771427248502E-016" calcext:value-type="float">
            <text:p>8.07771427248502E-016</text:p>
          </table:table-cell>
          <table:table-cell/>
          <table:table-cell table:formula="of:=[.M72]/[.O72]" office:value-type="float" office:value="1.1060556029909" calcext:value-type="float">
            <text:p>1.106055603</text:p>
          </table:table-cell>
          <table:table-cell table:formula="of:=[.M72]-[.O72]" office:value-type="float" office:value="8.566868579566E-017" calcext:value-type="float">
            <text:p>8.57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10632" calcext:value-type="float">
            <text:p>2.6302017601</text:p>
          </table:table-cell>
          <table:table-cell/>
          <table:table-cell table:style-name="ce4" table:formula="of:=[.F25]" office:value-type="float" office:value="2.63020186778716" calcext:value-type="float">
            <text:p>2.6302018678</text:p>
          </table:table-cell>
          <table:table-cell/>
          <table:table-cell table:formula="of:=[.M73]/[.O73]" office:value-type="float" office:value="0.999999959059857" calcext:value-type="float">
            <text:p>0.9999999591</text:p>
          </table:table-cell>
          <table:table-cell table:formula="of:=[.M73]-[.O73]" office:value-type="float" office:value="-0.000000107680839800395" calcext:value-type="float">
            <text:p>-1.0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5.96462109930638E-016" calcext:value-type="float">
            <text:p>-5.96462109930638E-016</text:p>
          </table:table-cell>
          <table:table-cell/>
          <table:table-cell table:style-name="ce4" table:formula="of:=[.F26]" office:value-type="float" office:value="-9.79299755934629E-016" calcext:value-type="float">
            <text:p>-9.79299755934629E-016</text:p>
          </table:table-cell>
          <table:table-cell/>
          <table:table-cell table:formula="of:=[.M74]/[.O74]" office:value-type="float" office:value="0.609070007743833" calcext:value-type="float">
            <text:p>0.6090700077</text:p>
          </table:table-cell>
          <table:table-cell table:formula="of:=[.M74]-[.O74]" office:value-type="float" office:value="3.82837646003991E-016" calcext:value-type="float">
            <text:p>3.83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7914682243465" calcext:value-type="float">
            <text:p>2.07914682243465E-013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7914682243465" calcext:value-type="float">
            <text:p>2.07914682243465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35592189187131" calcext:value-type="float">
            <text:p>2.35592189187131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35592189187131" calcext:value-type="float">
            <text:p>-2.36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483.03808078706" calcext:value-type="float">
            <text:p>3483.038080787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83.03808078706" calcext:value-type="float">
            <text:p>-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.92782341111862E-034" calcext:value-type="float">
            <text:p>3.92782341111862E-034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.92782341111862E-034" calcext:value-type="float">
            <text:p>3.92782341111862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00000262473860325178" calcext:value-type="float">
            <text:p>-2.62473860325178E-014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0000000262473860325178" calcext:value-type="float">
            <text:p>2.6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3.34441541161161E-019" calcext:value-type="float">
            <text:p>3.34441541161161E-019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3.34441541161161E-019" calcext:value-type="float">
            <text:p>3.34441541161161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8.17407128629217E-016" calcext:value-type="float">
            <text:p>8.17407128629217E-016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8.17407128629217E-016" calcext:value-type="float">
            <text:p>-8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63020183323063" calcext:value-type="float">
            <text:p>2.6302018332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63020183323063" calcext:value-type="float">
            <text:p>-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05723050301465E-035" calcext:value-type="float">
            <text:p>2.05723050301465E-035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05723050301465E-035" calcext:value-type="float">
            <text:p>2.05723050301465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8.58109461804579E-016" calcext:value-type="float">
            <text:p>-8.58109461804579E-016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8.58109461804579E-016" calcext:value-type="float">
            <text:p>8.58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14682243465" calcext:value-type="float">
            <text:p>2.07914682243465E-013</text:p>
          </table:table-cell>
          <table:table-cell/>
          <table:table-cell table:style-name="ce3" office:value-type="float" office:value="0.000000000000235592189187131" calcext:value-type="float">
            <text:p>2.35592189187131E-013</text:p>
          </table:table-cell>
          <table:table-cell/>
          <table:table-cell table:style-name="ce3" office:value-type="float" office:value="0.882519420362946" calcext:value-type="float">
            <text:p>0.8825194204</text:p>
          </table:table-cell>
          <table:table-cell table:style-name="ce3" office:value-type="float" office:value="-0.0000000000000276775069436667" calcext:value-type="float">
            <text:p>-2.76775069436667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36244476232625" calcext:value-type="float">
            <text:p>2.36244476232625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36244476232625" calcext:value-type="float">
            <text:p>-2.36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078706" calcext:value-type="float">
            <text:p>3483.0380807871</text:p>
          </table:table-cell>
          <table:table-cell/>
          <table:table-cell table:style-name="ce3" office:value-type="float" office:value="1.00000000128105" calcext:value-type="float">
            <text:p>1.0000000013</text:p>
          </table:table-cell>
          <table:table-cell table:style-name="ce3" office:value-type="float" office:value="0.00000446195554104634" calcext:value-type="float">
            <text:p>0.00000446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483.03808524902" calcext:value-type="float">
            <text:p>3483.038085249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.92782341111862E-034" calcext:value-type="float">
            <text:p>3.92782341111862E-034</text:p>
          </table:table-cell>
          <table:table-cell/>
          <table:table-cell table:style-name="ce3" office:value-type="float" office:value="-0.0000000000000262473860325178" calcext:value-type="float">
            <text:p>-2.62473860325178E-014</text:p>
          </table:table-cell>
          <table:table-cell/>
          <table:table-cell table:style-name="ce3" office:value-type="float" office:value="-1.49646269775301E-020" calcext:value-type="float">
            <text:p>-1.49646269775301E-020</text:p>
          </table:table-cell>
          <table:table-cell table:style-name="ce3" office:value-type="float" office:value="0.0000000000000262473860325178" calcext:value-type="float">
            <text:p>2.6247386032517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00000273873032070728" calcext:value-type="float">
            <text:p>-2.73873032070728E-014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000000273873032070728" calcext:value-type="float">
            <text:p>2.74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3.34441541161161E-019" calcext:value-type="float">
            <text:p>3.34441541161161E-019</text:p>
          </table:table-cell>
          <table:table-cell/>
          <table:table-cell table:style-name="ce3" office:value-type="float" office:value="8.17407128629217E-016" calcext:value-type="float">
            <text:p>8.17407128629217E-016</text:p>
          </table:table-cell>
          <table:table-cell/>
          <table:table-cell table:style-name="ce3" office:value-type="float" office:value="0.000409149283689287" calcext:value-type="float">
            <text:p>0.0004091493</text:p>
          </table:table-cell>
          <table:table-cell table:style-name="ce3" office:value-type="float" office:value="-8.17072687088056E-016" calcext:value-type="float">
            <text:p>-8.17072687088056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8.53440606996218E-016" calcext:value-type="float">
            <text:p>8.53440606996218E-016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8.53440606996218E-016" calcext:value-type="float">
            <text:p>-8.53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83323063" calcext:value-type="float">
            <text:p>2.6302018332</text:p>
          </table:table-cell>
          <table:table-cell/>
          <table:table-cell table:style-name="ce3" office:value-type="float" office:value="0.999999972198217" calcext:value-type="float">
            <text:p>0.9999999722</text:p>
          </table:table-cell>
          <table:table-cell table:style-name="ce3" office:value-type="float" office:value="-0.0000000731242995044568" calcext:value-type="float">
            <text:p>-7.31242995044568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63020176010614" calcext:value-type="float">
            <text:p>2.630201760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63020176010614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05723050301465E-035" calcext:value-type="float">
            <text:p>2.05723050301465E-035</text:p>
          </table:table-cell>
          <table:table-cell/>
          <table:table-cell table:style-name="ce3" office:value-type="float" office:value="-8.58109461804579E-016" calcext:value-type="float">
            <text:p>-8.58109461804579E-016</text:p>
          </table:table-cell>
          <table:table-cell/>
          <table:table-cell table:style-name="ce3" office:value-type="float" office:value="-2.39739869397123E-020" calcext:value-type="float">
            <text:p>-2.39739869397123E-020</text:p>
          </table:table-cell>
          <table:table-cell table:style-name="ce3" office:value-type="float" office:value="8.58109461804579E-016" calcext:value-type="float">
            <text:p>8.58109461804579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8.22194340554093E-016" calcext:value-type="float">
            <text:p>-8.22194340554093E-016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8.22194340554093E-016" calcext:value-type="float">
            <text:p>8.2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84741111297626" calcext:value-type="float">
            <text:p>1.8474111129762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14682243465" calcext:value-type="float">
            <text:p>2.07914682243465E-013</text:p>
          </table:table-cell>
          <table:table-cell/>
          <table:table-cell table:style-name="ce3" office:value-type="float" office:value="0.000000000000236244476232625" calcext:value-type="float">
            <text:p>2.36244476232625E-013</text:p>
          </table:table-cell>
          <table:table-cell/>
          <table:table-cell table:style-name="ce3" office:value-type="float" office:value="0.880082724299278" calcext:value-type="float">
            <text:p>0.8800827243</text:p>
          </table:table-cell>
          <table:table-cell table:style-name="ce3" office:value-type="float" office:value="-0.0000000000000283297939891602" calcext:value-type="float">
            <text:p>-2.83297939891602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36244476232625" calcext:value-type="float">
            <text:p>2.36244476232625E-013</text:p>
          </table:table-cell>
          <table:table-cell/>
          <table:table-cell table:style-name="ce4" table:formula="of:=[.F21]" office:value-type="float" office:value="0.000000000000235592189187131" calcext:value-type="float">
            <text:p>2.35592189187131E-013</text:p>
          </table:table-cell>
          <table:table-cell/>
          <table:table-cell table:formula="of:=[.M33]/[.O33]" office:value-type="float" office:value="1.00276871252712" calcext:value-type="float">
            <text:p>1.0027687125</text:p>
          </table:table-cell>
          <table:table-cell table:formula="of:=[.M33]-[.O33]" office:value-type="float" office:value="6.52287045494E-016" calcext:value-type="float">
            <text:p>6.52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682121026329696" calcext:value-type="float">
            <text:p>-6.82121026329696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483.03808524902" calcext:value-type="float">
            <text:p>3483.038085249</text:p>
          </table:table-cell>
          <table:table-cell/>
          <table:table-cell table:style-name="ce4" table:formula="of:=[.F22]" office:value-type="float" office:value="3483.03808078706" calcext:value-type="float">
            <text:p>3483.0380807871</text:p>
          </table:table-cell>
          <table:table-cell/>
          <table:table-cell table:formula="of:=[.M34]/[.O34]" office:value-type="float" office:value="1.00000000128105" calcext:value-type="float">
            <text:p>1.0000000013</text:p>
          </table:table-cell>
          <table:table-cell table:formula="of:=[.M34]-[.O34]" office:value-type="float" office:value="0.00000446195963377249" calcext:value-type="float">
            <text:p>4.46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.92782341111862E-034" calcext:value-type="float">
            <text:p>3.92782341111862E-034</text:p>
          </table:table-cell>
          <table:table-cell/>
          <table:table-cell table:style-name="ce3" office:value-type="float" office:value="-0.0000000000000273873032070728" calcext:value-type="float">
            <text:p>-2.73873032070728E-014</text:p>
          </table:table-cell>
          <table:table-cell/>
          <table:table-cell table:style-name="ce3" office:value-type="float" office:value="-1.43417677214172E-020" calcext:value-type="float">
            <text:p>-1.43417677214172E-020</text:p>
          </table:table-cell>
          <table:table-cell table:style-name="ce3" office:value-type="float" office:value="0.0000000000000273873032070728" calcext:value-type="float">
            <text:p>2.73873032070728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73873032070728" calcext:value-type="float">
            <text:p>-2.73873032070728E-014</text:p>
          </table:table-cell>
          <table:table-cell/>
          <table:table-cell table:style-name="ce4" table:formula="of:=[.F23]" office:value-type="float" office:value="-0.0000000000000262473860325178" calcext:value-type="float">
            <text:p>-2.62473860325178E-014</text:p>
          </table:table-cell>
          <table:table-cell/>
          <table:table-cell table:formula="of:=[.M35]/[.O35]" office:value-type="float" office:value="1.04342974089468" calcext:value-type="float">
            <text:p>1.0434297409</text:p>
          </table:table-cell>
          <table:table-cell table:formula="of:=[.M35]-[.O35]" office:value-type="float" office:value="-1.139917174555E-015" calcext:value-type="float">
            <text:p>-1.14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3.34441541161161E-019" calcext:value-type="float">
            <text:p>3.34441541161161E-019</text:p>
          </table:table-cell>
          <table:table-cell/>
          <table:table-cell table:style-name="ce3" office:value-type="float" office:value="8.53440606996218E-016" calcext:value-type="float">
            <text:p>8.53440606996218E-016</text:p>
          </table:table-cell>
          <table:table-cell/>
          <table:table-cell table:style-name="ce3" office:value-type="float" office:value="0.000391874417996428" calcext:value-type="float">
            <text:p>0.0003918744</text:p>
          </table:table-cell>
          <table:table-cell table:style-name="ce3" office:value-type="float" office:value="-8.53106165455057E-016" calcext:value-type="float">
            <text:p>-8.5310616545505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8.53440606996218E-016" calcext:value-type="float">
            <text:p>8.53440606996218E-016</text:p>
          </table:table-cell>
          <table:table-cell/>
          <table:table-cell table:style-name="ce4" table:formula="of:=[.F24]" office:value-type="float" office:value="8.17407128629217E-016" calcext:value-type="float">
            <text:p>8.17407128629217E-016</text:p>
          </table:table-cell>
          <table:table-cell/>
          <table:table-cell table:formula="of:=[.M36]/[.O36]" office:value-type="float" office:value="1.04408265735023" calcext:value-type="float">
            <text:p>1.0440826574</text:p>
          </table:table-cell>
          <table:table-cell table:formula="of:=[.M36]-[.O36]" office:value-type="float" office:value="3.60334783670011E-017" calcext:value-type="float">
            <text:p>3.60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14" calcext:value-type="float">
            <text:p>2.6302017601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00192734717074927" calcext:value-type="float">
            <text:p>1.92734717074927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63020176010614" calcext:value-type="float">
            <text:p>2.6302017601</text:p>
          </table:table-cell>
          <table:table-cell/>
          <table:table-cell table:style-name="ce4" table:formula="of:=[.F25]" office:value-type="float" office:value="2.63020183323063" calcext:value-type="float">
            <text:p>2.6302018332</text:p>
          </table:table-cell>
          <table:table-cell/>
          <table:table-cell table:formula="of:=[.M37]/[.O37]" office:value-type="float" office:value="0.999999972198145" calcext:value-type="float">
            <text:p>0.9999999722</text:p>
          </table:table-cell>
          <table:table-cell table:formula="of:=[.M37]-[.O37]" office:value-type="float" office:value="-0.0000000731244895746386" calcext:value-type="float">
            <text:p>-7.3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05723050301465E-035" calcext:value-type="float">
            <text:p>2.05723050301465E-035</text:p>
          </table:table-cell>
          <table:table-cell/>
          <table:table-cell table:style-name="ce3" office:value-type="float" office:value="-8.22194340554093E-016" calcext:value-type="float">
            <text:p>-8.22194340554093E-016</text:p>
          </table:table-cell>
          <table:table-cell/>
          <table:table-cell table:style-name="ce3" office:value-type="float" office:value="-2.50212194555881E-020" calcext:value-type="float">
            <text:p>-2.50212194555881E-020</text:p>
          </table:table-cell>
          <table:table-cell table:style-name="ce3" office:value-type="float" office:value="8.22194340554093E-016" calcext:value-type="float">
            <text:p>8.22194340554093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8.22194340554093E-016" calcext:value-type="float">
            <text:p>-8.22194340554093E-016</text:p>
          </table:table-cell>
          <table:table-cell/>
          <table:table-cell table:style-name="ce4" table:formula="of:=[.F26]" office:value-type="float" office:value="-8.58109461804579E-016" calcext:value-type="float">
            <text:p>-8.58109461804579E-016</text:p>
          </table:table-cell>
          <table:table-cell/>
          <table:table-cell table:formula="of:=[.M38]/[.O38]" office:value-type="float" office:value="0.95814622393866" calcext:value-type="float">
            <text:p>0.9581462239</text:p>
          </table:table-cell>
          <table:table-cell table:formula="of:=[.M38]-[.O38]" office:value-type="float" office:value="3.5915121250486E-017" calcext:value-type="float">
            <text:p>3.59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3686837721616" calcext:value-type="float">
            <text:p>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1" calcext:value-type="float">
            <text:p>24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7914682243465" calcext:value-type="float">
            <text:p>2.07914682243465E-013</text:p>
          </table:table-cell>
          <table:table-cell/>
          <table:table-cell table:style-name="ce3" office:value-type="float" office:value="0.000000000000236861469161448" calcext:value-type="float">
            <text:p>2.36861469161448E-013</text:p>
          </table:table-cell>
          <table:table-cell/>
          <table:table-cell table:style-name="ce3" office:value-type="float" office:value="0.877790224723072" calcext:value-type="float">
            <text:p>0.8777902247</text:p>
          </table:table-cell>
          <table:table-cell table:style-name="ce3" office:value-type="float" office:value="-0.0000000000000289467869179836" calcext:value-type="float">
            <text:p>-2.89467869179836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36861469161448" calcext:value-type="float">
            <text:p>2.36861469161448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36861469161448" calcext:value-type="float">
            <text:p>-2.3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272848410531878" calcext:value-type="float">
            <text:p>-2.72848410531878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483.03808524902" calcext:value-type="float">
            <text:p>3483.03808524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483.03808524902" calcext:value-type="float">
            <text:p>-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.92782341111862E-034" calcext:value-type="float">
            <text:p>3.92782341111862E-034</text:p>
          </table:table-cell>
          <table:table-cell/>
          <table:table-cell table:style-name="ce3" office:value-type="float" office:value="-0.0000000000000253766097946094" calcext:value-type="float">
            <text:p>-2.53766097946094E-014</text:p>
          </table:table-cell>
          <table:table-cell/>
          <table:table-cell table:style-name="ce3" office:value-type="float" office:value="-1.54781251038229E-020" calcext:value-type="float">
            <text:p>-1.54781251038229E-020</text:p>
          </table:table-cell>
          <table:table-cell table:style-name="ce3" office:value-type="float" office:value="0.0000000000000253766097946094" calcext:value-type="float">
            <text:p>2.53766097946094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00000000253766097946094" calcext:value-type="float">
            <text:p>-2.53766097946094E-014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00000000253766097946094" calcext:value-type="float">
            <text:p>2.54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3.34441541161161E-019" calcext:value-type="float">
            <text:p>3.34441541161161E-019</text:p>
          </table:table-cell>
          <table:table-cell/>
          <table:table-cell table:style-name="ce3" office:value-type="float" office:value="8.73255185437512E-016" calcext:value-type="float">
            <text:p>8.73255185437512E-016</text:p>
          </table:table-cell>
          <table:table-cell/>
          <table:table-cell table:style-name="ce3" office:value-type="float" office:value="0.000382982599746718" calcext:value-type="float">
            <text:p>0.0003829826</text:p>
          </table:table-cell>
          <table:table-cell table:style-name="ce3" office:value-type="float" office:value="-8.72920743896351E-016" calcext:value-type="float">
            <text:p>-8.72920743896351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8.73255185437512E-016" calcext:value-type="float">
            <text:p>8.73255185437512E-016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8.73255185437512E-016" calcext:value-type="float">
            <text:p>-8.73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4" calcext:value-type="float">
            <text:p>2.6302017601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4.44089209850063E-015" calcext:value-type="float">
            <text:p>-4.44089209850063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63020176010634" calcext:value-type="float">
            <text:p>2.6302017601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63020176010634" calcext:value-type="float">
            <text:p>-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05723050301465E-035" calcext:value-type="float">
            <text:p>2.05723050301465E-035</text:p>
          </table:table-cell>
          <table:table-cell/>
          <table:table-cell table:style-name="ce3" office:value-type="float" office:value="-7.5953087876883E-016" calcext:value-type="float">
            <text:p>-7.5953087876883E-016</text:p>
          </table:table-cell>
          <table:table-cell/>
          <table:table-cell table:style-name="ce3" office:value-type="float" office:value="-2.70855413587575E-020" calcext:value-type="float">
            <text:p>-2.70855413587575E-020</text:p>
          </table:table-cell>
          <table:table-cell table:style-name="ce3" office:value-type="float" office:value="7.5953087876883E-016" calcext:value-type="float">
            <text:p>7.5953087876883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7.5953087876883E-016" calcext:value-type="float">
            <text:p>-7.5953087876883E-016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7.5953087876883E-016" calcext:value-type="float">
            <text:p>7.6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4210854715202" calcext:value-type="float">
            <text:p>-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6" calcext:value-type="float">
            <text:p>30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6861469161448" calcext:value-type="float">
            <text:p>2.36861469161448E-013</text:p>
          </table:table-cell>
          <table:table-cell/>
          <table:table-cell table:style-name="ce4" table:formula="of:=[.F33]" office:value-type="float" office:value="0.000000000000236244476232625" calcext:value-type="float">
            <text:p>2.36244476232625E-013</text:p>
          </table:table-cell>
          <table:table-cell/>
          <table:table-cell table:formula="of:=[.M57]/[.O57]" office:value-type="float" office:value="1.00261167134429" calcext:value-type="float">
            <text:p>1.0026116713</text:p>
          </table:table-cell>
          <table:table-cell table:formula="of:=[.M57]-[.O57]" office:value-type="float" office:value="6.16992928822993E-016" calcext:value-type="float">
            <text:p>6.17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4902" calcext:value-type="float">
            <text:p>3483.038085249</text:p>
          </table:table-cell>
          <table:table-cell/>
          <table:table-cell table:style-name="ce4" table:formula="of:=[.F34]" office:value-type="float" office:value="3483.03808524902" calcext:value-type="float">
            <text:p>3483.038085249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53766097946094" calcext:value-type="float">
            <text:p>-2.53766097946094E-014</text:p>
          </table:table-cell>
          <table:table-cell/>
          <table:table-cell table:style-name="ce4" table:formula="of:=[.F35]" office:value-type="float" office:value="-0.0000000000000273873032070728" calcext:value-type="float">
            <text:p>-2.73873032070728E-014</text:p>
          </table:table-cell>
          <table:table-cell/>
          <table:table-cell table:formula="of:=[.M59]/[.O59]" office:value-type="float" office:value="0.926583008291808" calcext:value-type="float">
            <text:p>0.9265830083</text:p>
          </table:table-cell>
          <table:table-cell table:formula="of:=[.M59]-[.O59]" office:value-type="float" office:value="2.0106934124634E-015" calcext:value-type="float">
            <text:p>2.0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8.73255185437512E-016" calcext:value-type="float">
            <text:p>8.73255185437512E-016</text:p>
          </table:table-cell>
          <table:table-cell/>
          <table:table-cell table:style-name="ce4" table:formula="of:=[.F36]" office:value-type="float" office:value="8.53440606996218E-016" calcext:value-type="float">
            <text:p>8.53440606996218E-016</text:p>
          </table:table-cell>
          <table:table-cell/>
          <table:table-cell table:formula="of:=[.M60]/[.O60]" office:value-type="float" office:value="1.02321729043458" calcext:value-type="float">
            <text:p>1.0232172904</text:p>
          </table:table-cell>
          <table:table-cell table:formula="of:=[.M60]-[.O60]" office:value-type="float" office:value="1.98145784412941E-017" calcext:value-type="float">
            <text:p>1.98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10634" calcext:value-type="float">
            <text:p>2.6302017601</text:p>
          </table:table-cell>
          <table:table-cell/>
          <table:table-cell table:style-name="ce4" table:formula="of:=[.F37]" office:value-type="float" office:value="2.63020176010614" calcext:value-type="float">
            <text:p>2.6302017601</text:p>
          </table:table-cell>
          <table:table-cell/>
          <table:table-cell table:formula="of:=[.M61]/[.O61]" office:value-type="float" office:value="1.00000000000008" calcext:value-type="float">
            <text:p>1</text:p>
          </table:table-cell>
          <table:table-cell table:formula="of:=[.M61]-[.O61]" office:value-type="float" office:value="0.000000000000199840144432528" calcext:value-type="float">
            <text:p>2.0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7.5953087876883E-016" calcext:value-type="float">
            <text:p>-7.5953087876883E-016</text:p>
          </table:table-cell>
          <table:table-cell/>
          <table:table-cell table:style-name="ce4" table:formula="of:=[.F38]" office:value-type="float" office:value="-8.22194340554093E-016" calcext:value-type="float">
            <text:p>-8.22194340554093E-016</text:p>
          </table:table-cell>
          <table:table-cell/>
          <table:table-cell table:formula="of:=[.M62]/[.O62]" office:value-type="float" office:value="0.923785097154727" calcext:value-type="float">
            <text:p>0.9237850972</text:p>
          </table:table-cell>
          <table:table-cell table:formula="of:=[.M62]-[.O62]" office:value-type="float" office:value="6.2663461785263E-017" calcext:value-type="float">
            <text:p>6.27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36861469161448" calcext:value-type="float">
            <text:p>2.36861469161448E-013</text:p>
          </table:table-cell>
          <table:table-cell/>
          <table:table-cell table:style-name="ce4" table:formula="of:=[.F21]" office:value-type="float" office:value="0.000000000000235592189187131" calcext:value-type="float">
            <text:p>2.35592189187131E-013</text:p>
          </table:table-cell>
          <table:table-cell/>
          <table:table-cell table:formula="of:=[.M69]/[.O69]" office:value-type="float" office:value="1.00538761483858" calcext:value-type="float">
            <text:p>1.0053876148</text:p>
          </table:table-cell>
          <table:table-cell table:formula="of:=[.M69]-[.O69]" office:value-type="float" office:value="1.26927997431699E-015" calcext:value-type="float">
            <text:p>1.2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483.03808524902" calcext:value-type="float">
            <text:p>3483.038085249</text:p>
          </table:table-cell>
          <table:table-cell/>
          <table:table-cell table:style-name="ce4" table:formula="of:=[.F22]" office:value-type="float" office:value="3483.03808078706" calcext:value-type="float">
            <text:p>3483.0380807871</text:p>
          </table:table-cell>
          <table:table-cell/>
          <table:table-cell table:formula="of:=[.M70]/[.O70]" office:value-type="float" office:value="1.00000000128105" calcext:value-type="float">
            <text:p>1.0000000013</text:p>
          </table:table-cell>
          <table:table-cell table:formula="of:=[.M70]-[.O70]" office:value-type="float" office:value="0.00000446195963377249" calcext:value-type="float">
            <text:p>4.4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000000253766097946094" calcext:value-type="float">
            <text:p>-2.53766097946094E-014</text:p>
          </table:table-cell>
          <table:table-cell/>
          <table:table-cell table:style-name="ce4" table:formula="of:=[.F23]" office:value-type="float" office:value="-0.0000000000000262473860325178" calcext:value-type="float">
            <text:p>-2.62473860325178E-014</text:p>
          </table:table-cell>
          <table:table-cell/>
          <table:table-cell table:formula="of:=[.M71]/[.O71]" office:value-type="float" office:value="0.966824268259338" calcext:value-type="float">
            <text:p>0.9668242683</text:p>
          </table:table-cell>
          <table:table-cell table:formula="of:=[.M71]-[.O71]" office:value-type="float" office:value="8.70776237908398E-016" calcext:value-type="float">
            <text:p>8.71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8.73255185437512E-016" calcext:value-type="float">
            <text:p>8.73255185437512E-016</text:p>
          </table:table-cell>
          <table:table-cell/>
          <table:table-cell table:style-name="ce4" table:formula="of:=[.F24]" office:value-type="float" office:value="8.17407128629217E-016" calcext:value-type="float">
            <text:p>8.17407128629217E-016</text:p>
          </table:table-cell>
          <table:table-cell/>
          <table:table-cell table:formula="of:=[.M72]/[.O72]" office:value-type="float" office:value="1.06832342764364" calcext:value-type="float">
            <text:p>1.0683234276</text:p>
          </table:table-cell>
          <table:table-cell table:formula="of:=[.M72]-[.O72]" office:value-type="float" office:value="5.58480568082952E-017" calcext:value-type="float">
            <text:p>5.58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63020176010634" calcext:value-type="float">
            <text:p>2.6302017601</text:p>
          </table:table-cell>
          <table:table-cell/>
          <table:table-cell table:style-name="ce4" table:formula="of:=[.F25]" office:value-type="float" office:value="2.63020183323063" calcext:value-type="float">
            <text:p>2.6302018332</text:p>
          </table:table-cell>
          <table:table-cell/>
          <table:table-cell table:formula="of:=[.M73]/[.O73]" office:value-type="float" office:value="0.999999972198221" calcext:value-type="float">
            <text:p>0.9999999722</text:p>
          </table:table-cell>
          <table:table-cell table:formula="of:=[.M73]-[.O73]" office:value-type="float" office:value="-0.0000000731242897344941" calcext:value-type="float">
            <text:p>-7.3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7.5953087876883E-016" calcext:value-type="float">
            <text:p>-7.5953087876883E-016</text:p>
          </table:table-cell>
          <table:table-cell/>
          <table:table-cell table:style-name="ce4" table:formula="of:=[.F26]" office:value-type="float" office:value="-8.58109461804579E-016" calcext:value-type="float">
            <text:p>-8.58109461804579E-016</text:p>
          </table:table-cell>
          <table:table-cell/>
          <table:table-cell table:formula="of:=[.M74]/[.O74]" office:value-type="float" office:value="0.88512120256961" calcext:value-type="float">
            <text:p>0.8851212026</text:p>
          </table:table-cell>
          <table:table-cell table:formula="of:=[.M74]-[.O74]" office:value-type="float" office:value="9.8578583035749E-017" calcext:value-type="float">
            <text:p>9.86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5T11:37:27.826696452</dc:date>
    <dc:creator>Stacha Petrovic</dc:creator>
    <meta:editing-duration>P31DT14H1M55S</meta:editing-duration>
    <meta:editing-cycles>774</meta:editing-cycles>
    <meta:document-statistic meta:table-count="8" meta:cell-count="3015" meta:object-count="0"/>
    <meta:user-defined meta:name="qrichtext">1</meta:user-defined>
  </office:meta>
</office:document-meta>
</file>